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 Sans" svg:font-family="'Open Sans', sans-serif"/>
    <style:font-face style:name="OpenSymbol" svg:font-family="OpenSymbol"/>
    <style:font-face style:name="Segoe UI1" svg:font-family="'Segoe UI'" style:font-adornments="Regular"/>
    <style:font-face style:name="Times New Roman1" svg:font-family="'Times New Roman', Times, serif"/>
    <style:font-face style:name="Times New Roman" svg:font-family="'Times New Roman', serif"/>
    <style:font-face style:name="Verdana7" svg:font-family="Verdana, Geneva, Arial, Helvetica, sans-serif"/>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2"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text-properties fo:color="#ff3333"/>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9"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0" style:family="paragraph" style:parent-style-name="Цитата_20_-_20_автор">
      <style:text-properties style:use-window-font-color="true"/>
    </style:style>
    <style:style style:name="P41" style:family="paragraph" style:parent-style-name="Цитата_20_-_20_автор">
      <style:text-properties fo:language="ru" fo:country="RU"/>
    </style:style>
    <style:style style:name="P42" style:family="paragraph" style:parent-style-name="Эпиграф_20__2b__20_автор">
      <style:text-properties style:use-window-font-color="true"/>
    </style:style>
    <style:style style:name="P43" style:family="paragraph" style:parent-style-name="Subtitle">
      <style:text-properties style:use-window-font-color="true"/>
    </style:style>
    <style:style style:name="P44" style:family="paragraph" style:parent-style-name="Subtitle">
      <style:text-properties style:use-window-font-color="true" style:text-underline-style="none"/>
    </style:style>
    <style:style style:name="P45" style:family="paragraph" style:parent-style-name="Subtitle">
      <style:text-properties fo:color="#ff3333"/>
    </style:style>
    <style:style style:name="P46" style:family="paragraph" style:parent-style-name="Subtitle">
      <style:text-properties fo:color="#ff3333" fo:font-style="normal" style:font-style-asian="normal" style:font-style-complex="normal"/>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fo:color="#ff3333"/>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paragraph-properties fo:text-align="justify" style:justify-single-word="false"/>
      <style:text-properties fo:color="#ff3333" fo:background-color="#ffffff"/>
    </style:style>
    <style:style style:name="P56" style:family="paragraph" style:parent-style-name="Цитата_20__2b__20_автор">
      <style:text-properties style:use-window-font-color="true"/>
    </style:style>
    <style:style style:name="P57" style:family="paragraph" style:parent-style-name="Цитата_20__2b__20_автор">
      <style:paragraph-properties fo:text-align="justify" style:justify-single-word="false"/>
      <style:text-properties style:use-window-font-color="true"/>
    </style:style>
    <style:style style:name="P58" style:family="paragraph" style:parent-style-name="Цитата_20__2b__20_автор">
      <style:text-properties fo:language="ru" fo:country="RU"/>
    </style:style>
    <style:style style:name="P59" style:family="paragraph" style:parent-style-name="Text_20_body">
      <style:paragraph-properties fo:break-before="page"/>
    </style:style>
    <style:style style:name="P60"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1" style:family="paragraph" style:parent-style-name="Standard">
      <style:paragraph-properties fo:break-before="page"/>
      <style:text-properties fo:color="#ff3333" fo:font-style="normal" style:font-style-asian="normal" style:font-style-complex="normal"/>
    </style:style>
    <style:style style:name="P62"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3" style:family="paragraph" style:parent-style-name="Text_20_body">
      <style:paragraph-properties fo:margin-left="0cm" fo:margin-right="0cm" fo:text-indent="0cm" style:auto-text-indent="false"/>
      <style:text-properties style:use-window-font-color="true" style:text-underline-style="none"/>
    </style:style>
    <style:style style:name="P64"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4">
      <style:paragraph-properties fo:break-before="page"/>
    </style:style>
    <style:style style:name="P77" style:family="paragraph" style:parent-style-name="Heading_20_2">
      <style:paragraph-properties fo:break-before="page"/>
    </style:style>
    <style:style style:name="P78" style:family="paragraph" style:parent-style-name="Heading_20_3">
      <style:paragraph-properties fo:break-before="page"/>
    </style:style>
    <style:style style:name="P79" style:family="paragraph" style:parent-style-name="Para_20_05" style:master-page-name="MP0">
      <style:paragraph-properties fo:text-align="center" style:justify-single-word="false" style:page-number="auto" fo:break-before="page"/>
    </style:style>
    <style:style style:name="P80" style:family="paragraph" style:parent-style-name="Quotations">
      <style:text-properties style:use-window-font-color="true"/>
    </style:style>
    <style:style style:name="P81" style:family="paragraph" style:parent-style-name="Quotations" style:list-style-name="L3">
      <style:paragraph-properties fo:margin-left="0.998cm" fo:margin-right="0.998cm" fo:text-indent="0cm" style:auto-text-indent="false"/>
      <style:text-properties fo:language="ru" fo:country="RU"/>
    </style:style>
    <style:style style:name="P82" style:family="paragraph" style:parent-style-name="Эпиграф_20__2b__20_автор">
      <style:text-properties style:use-window-font-color="true"/>
    </style:style>
    <style:style style:name="P83" style:family="paragraph" style:parent-style-name="Text_20_body" style:list-style-name="диалог"/>
    <style:style style:name="P84" style:family="paragraph" style:parent-style-name="Text_20_body">
      <style:text-properties style:use-window-font-color="true"/>
    </style:style>
    <style:style style:name="P85" style:family="paragraph" style:parent-style-name="Text_20_body">
      <style:paragraph-properties fo:text-align="justify" style:justify-single-word="false"/>
      <style:text-properties style:use-window-font-color="true"/>
    </style:style>
    <style:style style:name="P86" style:family="paragraph" style:parent-style-name="Text_20_body" style:list-style-name="диалог">
      <style:paragraph-properties fo:text-align="justify" style:justify-single-word="false"/>
      <style:text-properties style:use-window-font-color="true"/>
    </style:style>
    <style:style style:name="P87" style:family="paragraph" style:parent-style-name="Text_20_body" style:list-style-name="список_20_перечисление">
      <style:paragraph-properties fo:text-align="justify" style:justify-single-word="false"/>
      <style:text-properties style:use-window-font-color="true"/>
    </style:style>
    <style:style style:name="P88" style:family="paragraph" style:parent-style-name="Text_20_body" style:list-style-name="L1">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text-properties style:use-window-font-color="true" style:text-underline-style="none"/>
    </style:style>
    <style:style style:name="P95" style:family="paragraph" style:parent-style-name="Text_20_body" style:list-style-name="диалог">
      <style:text-properties style:use-window-font-color="true" style:text-underline-style="none"/>
    </style:style>
    <style:style style:name="P96" style:family="paragraph" style:parent-style-name="Text_20_body" style:list-style-name="L4">
      <style:text-properties style:use-window-font-color="true" style:text-underline-style="none"/>
    </style:style>
    <style:style style:name="P97" style:family="paragraph" style:parent-style-name="Text_20_body" style:list-style-name="диалог">
      <style:text-properties style:use-window-font-color="true" style:text-underline-style="solid" style:text-underline-width="auto" style:text-underline-color="font-color"/>
    </style:style>
    <style:style style:name="P98" style:family="paragraph" style:parent-style-name="Text_20_body" style:list-style-name="L4">
      <style:text-properties style:use-window-font-color="true"/>
    </style:style>
    <style:style style:name="P99" style:family="paragraph" style:parent-style-name="Text_20_body" style:list-style-name="L5">
      <style:text-properties style:use-window-font-color="true"/>
    </style:style>
    <style:style style:name="P100" style:family="paragraph" style:parent-style-name="Text_20_body">
      <style:text-properties style:use-window-font-color="true" fo:font-weight="normal" style:font-weight-asian="normal" style:font-weight-complex="normal"/>
    </style:style>
    <style:style style:name="P101" style:family="paragraph" style:parent-style-name="Text_20_body" style:list-style-name="диалог">
      <style:text-properties style:use-window-font-color="true" fo:font-weight="normal" style:font-weight-asian="normal" style:font-weight-complex="normal"/>
    </style:style>
    <style:style style:name="P102" style:family="paragraph" style:parent-style-name="Text_20_body">
      <style:paragraph-properties fo:hyphenation-ladder-count="no-limit"/>
      <style:text-properties style:use-window-font-color="true" fo:hyphenate="true" fo:hyphenation-remain-char-count="2" fo:hyphenation-push-char-count="4"/>
    </style:style>
    <style:style style:name="P103" style:family="paragraph" style:parent-style-name="Text_20_body">
      <style:text-properties style:use-window-font-color="true" fo:font-weight="bold" style:font-weight-asian="bold" style:font-weight-complex="bold"/>
    </style:style>
    <style:style style:name="P104" style:family="paragraph" style:parent-style-name="Text_20_body">
      <style:text-properties style:use-window-font-color="true" fo:font-style="normal" style:font-style-asian="normal" style:font-style-complex="normal"/>
    </style:style>
    <style:style style:name="P105" style:family="paragraph" style:parent-style-name="Text_20_body" style:list-style-name="список_20_перечисление"/>
    <style:style style:name="P106" style:family="paragraph" style:parent-style-name="Text_20_body" style:list-style-name="L2">
      <style:paragraph-properties fo:text-align="justify" style:justify-single-word="false"/>
    </style:style>
    <style:style style:name="P107" style:family="paragraph" style:parent-style-name="Text_20_body" style:list-style-name="диалог">
      <style:paragraph-properties fo:text-align="justify" style:justify-single-word="false"/>
    </style:style>
    <style:style style:name="P108" style:family="paragraph" style:parent-style-name="Text_20_body" style:list-style-name="List_20_1"/>
    <style:style style:name="P109" style:family="paragraph" style:parent-style-name="Text_20_body" style:list-style-name="диалог">
      <style:text-properties fo:color="#ff3333"/>
    </style:style>
    <style:style style:name="P110" style:family="paragraph" style:parent-style-name="Text_20_body" style:list-style-name="диалог">
      <style:text-properties fo:color="#ff3333" fo:font-style="normal" style:font-style-asian="normal" style:font-style-complex="normal"/>
    </style:style>
    <style:style style:name="P111"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2"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3"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4" style:family="paragraph" style:parent-style-name="Text_20_body">
      <style:text-properties fo:language="ru" fo:country="RU"/>
    </style:style>
    <style:style style:name="P115" style:family="paragraph" style:parent-style-name="Text_20_body">
      <style:text-properties fo:language="ru" fo:country="RU" fo:font-style="normal" style:font-style-asian="normal" style:font-style-complex="normal"/>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список_20_перечисление">
      <style:text-properties fo:language="ru" fo:country="RU"/>
    </style:style>
    <style:style style:name="P124" style:family="paragraph" style:parent-style-name="Text_20_body" style:list-style-name="List_20_4">
      <style:text-properties fo:language="ru" fo:country="RU" fo:font-weight="bold" style:font-weight-asian="bold" style:font-weight-complex="bold"/>
    </style:style>
    <style:style style:name="P125" style:family="paragraph" style:parent-style-name="Text_20_body" style:list-style-name="List_20_5">
      <style:text-properties fo:language="ru" fo:country="RU"/>
    </style:style>
    <style:style style:name="P126" style:family="paragraph" style:parent-style-name="Text_20_body" style:list-style-name="List_20_2"/>
    <style:style style:name="P127" style:family="paragraph" style:parent-style-name="Text_20_body" style:list-style-name="List_20_2">
      <style:text-properties fo:font-weight="bold" style:font-weight-asian="bold" style:font-weight-complex="bold"/>
    </style:style>
    <style:style style:name="P128" style:family="paragraph" style:parent-style-name="Text_20_body" style:list-style-name="List_20_1">
      <style:text-properties fo:font-weight="bold" style:font-weight-asian="bold" style:font-weight-complex="bold"/>
    </style:style>
    <style:style style:name="P129" style:family="paragraph" style:parent-style-name="Text_20_body" style:list-style-name="List_20_2">
      <style:text-properties fo:font-weight="normal" style:font-weight-asian="normal" style:font-weight-complex="normal"/>
    </style:style>
    <style:style style:name="P130" style:family="paragraph" style:parent-style-name="Text_20_body" style:list-style-name="List_20_3">
      <style:text-properties fo:font-weight="normal" style:font-weight-asian="normal" style:font-weight-complex="normal"/>
    </style:style>
    <style:style style:name="P131" style:family="paragraph" style:parent-style-name="Text_20_body" style:list-style-name="List_20_1">
      <style:text-properties fo:font-weight="normal" style:font-weight-asian="normal" style:font-weight-complex="normal"/>
    </style:style>
    <style:style style:name="P132" style:family="paragraph" style:parent-style-name="Text_20_body" style:list-style-name="List_20_4"/>
    <style:style style:name="P133" style:family="paragraph" style:parent-style-name="Text_20_body" style:list-style-name="List_20_5"/>
    <style:style style:name="P134" style:family="paragraph" style:parent-style-name="Text_20_body" style:list-style-name="L4"/>
    <style:style style:name="P135" style:family="paragraph" style:parent-style-name="Text_20_body" style:list-style-name="L5"/>
    <style:style style:name="P13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7" style:family="paragraph" style:parent-style-name="Text_20_body" style:list-style-name="List_20_5">
      <style:text-properties fo:font-style="italic" style:font-style-asian="italic" style:font-style-complex="italic"/>
    </style:style>
    <style:style style:name="P138" style:family="paragraph" style:parent-style-name="Text_20_body" style:list-style-name="диалог">
      <style:paragraph-properties fo:margin-left="0cm" fo:margin-right="0cm" fo:text-indent="0cm" style:auto-text-indent="false"/>
      <style:text-properties style:use-window-font-color="true"/>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2"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3"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4"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145"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146"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style="normal" fo:font-weight="normal" style:font-style-asian="normal" style:font-weight-asian="normal" style:font-style-complex="normal" style:font-weight-complex="normal"/>
    </style:style>
    <style:style style:name="T16" style:family="text">
      <style:text-properties fo:language="ru" fo:country="RU" fo:font-style="normal" style:font-style-asian="normal" style:font-style-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italic" fo:background-color="#ffffff"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style:use-window-font-color="true" fo:background-color="#ffffff"/>
    </style:style>
    <style:style style:name="T33" style:family="text">
      <style:text-properties style:use-window-font-color="true" fo:language="ru" fo:country="RU"/>
    </style:style>
    <style:style style:name="T34" style:family="text">
      <style:text-properties style:use-window-font-color="true" fo:language="ru" fo:country="RU" fo:background-color="#ffffff"/>
    </style:style>
    <style:style style:name="T35" style:family="text">
      <style:text-properties style:use-window-font-color="true" fo:language="en" fo:country="US"/>
    </style:style>
    <style:style style:name="T36" style:family="text">
      <style:text-properties fo:language="en" fo:country="US"/>
    </style:style>
    <style:style style:name="T37" style:family="text">
      <style:text-properties fo:language="en" fo:country="US" fo:font-style="italic" style:font-style-asian="italic" style:font-style-complex="italic"/>
    </style:style>
    <style:style style:name="T38" style:family="text">
      <style:text-properties fo:language="en" fo:country="US" fo:font-style="italic" fo:font-weight="normal" style:font-style-asian="italic" style:font-weight-asian="normal" style:font-style-complex="italic" style:font-weight-complex="normal"/>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bold" style:font-weight-asian="bold" style:font-weight-complex="bold"/>
    </style:style>
    <style:style style:name="T42"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3"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4"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5" style:family="text">
      <style:text-properties fo:color="#ff3333"/>
    </style:style>
    <style:style style:name="T46" style:family="text">
      <style:text-properties fo:color="#ff3333" fo:language="ru" fo:country="RU" fo:font-style="normal" fo:font-weight="normal" style:font-style-asian="normal" style:font-weight-asian="normal" style:font-style-complex="normal" style:font-weight-complex="normal"/>
    </style:style>
    <style:style style:name="T47" style:family="text">
      <style:text-properties fo:color="#ff3333" fo:font-style="normal" style:font-style-asian="normal" style:font-style-complex="normal"/>
    </style:style>
    <style:style style:name="T48" style:family="text">
      <style:text-properties fo:color="#ff3333" fo:font-style="normal" fo:font-weight="normal" style:font-style-asian="normal" style:font-weight-asian="normal" style:font-style-complex="normal" style:font-weight-complex="normal"/>
    </style:style>
    <style:style style:name="T49" style:family="text">
      <style:text-properties fo:color="#ff3333" fo:language="en" fo:country="US" fo:font-style="normal" fo:font-weight="normal" style:font-style-asian="normal" style:font-weight-asian="normal" style:font-style-complex="normal" style:font-weight-complex="normal"/>
    </style:style>
    <style:style style:name="T50" style:family="text">
      <style:text-properties fo:language="uk" fo:country="UA" fo:font-style="normal" style:font-style-asian="normal" style:font-style-complex="normal"/>
    </style:style>
    <style:style style:name="T51" style:family="text">
      <style:text-properties fo:language="uk" fo:country="UA" fo:font-style="normal" fo:font-weight="normal" style:font-style-asian="normal" style:font-weight-asian="normal" style:font-style-complex="normal" style:font-weight-complex="normal"/>
    </style:style>
    <style:style style:name="T52" style:family="text">
      <style:text-properties fo:background-color="#ffffff"/>
    </style:style>
    <style:style style:name="T53" style:family="text">
      <style:text-properties style:font-name="Verdana1" fo:language="ru" fo:country="RU"/>
    </style:style>
    <style:style style:name="T54" style:family="text">
      <style:text-properties fo:background-color="transparent"/>
    </style:style>
    <style:style style:name="T5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2" style:font-size-asian="11pt" style:language-asian="ru" style:country-asian="RU" style:font-style-asian="normal" style:font-weight-asian="normal" style:font-name-complex="Times New Roman2"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2" style:font-size-asian="11pt" style:language-asian="ru" style:country-asian="RU" style:font-style-asian="normal" style:font-weight-asian="normal" style:font-name-complex="Times New Roman2"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2" style:font-size-asian="11pt" style:language-asian="ru" style:country-asian="RU" style:font-style-asian="normal" style:font-weight-asian="normal" style:font-name-complex="Times New Roman2"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Default_20_Paragraph_20_Font"><text:span text:style-name="T20">Янина Каминская</text:span></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1"><text:s/></text:span></text:span></text:p>
      <text:p text:style-name="Caption">Реквием по любви</text:p>
      <text:p text:style-name="P65">или</text:p>
      <text:p text:style-name="P65">мемуары о манипуляторе</text:p>
      <text:h text:style-name="P74" text:outline-level="1"><text:s/><text:bookmark-start text:name="Vviedieniie"/>П<text:bookmark-end text:name="Vviedieniie"/>ролог </text:h>
      <text:p text:style-name="P42">Опыт – дитя мысли, а мысль – дитя действия. Мы не можем изучать людей по книгам.</text:p>
      <text:p text:style-name="P50">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2552332101398368787" text:style-name="диалог">
        <text:list-item>
          <text:p text:style-name="P86">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5654681954604089290" text:style-name="список_20_перечисление">
        <text:list-item>
          <text:p text:style-name="P87">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87">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6650332006064488286" text:style-name="L1">
        <text:list-item>
          <text:p text:style-name="P88"><text:soft-page-break/>Вам говорят, что вы совершаете ошибки, вы всегда виноваты, но не понимаете, в чем ваша вина;</text:p>
        </text:list-item>
        <text:list-item>
          <text:p text:style-name="P88">Вам кажется, что вы в одиночку несете всю или большую часть ответственности за совершаемые действия вашей пары;</text:p>
        </text:list-item>
        <text:list-item>
          <text:p text:style-name="P88">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8">Ваши чувства и настроение зависят от вашего партнера. Вы часто готовы промолчать, чтобы угодить ему;</text:p>
        </text:list-item>
        <text:list-item>
          <text:p text:style-name="P88">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88">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3">*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8272201" text:continue-list="list2552332101398368787" text:style-name="диалог">
        <text:list-item>
          <text:p text:style-name="P86">Ты переживаешь напрасно!</text:p>
        </text:list-item>
      </text:list>
      <text:p text:style-name="P11">Или:</text:p>
      <text:list xml:id="list38255615" text:continue-numbering="true" text:style-name="диалог">
        <text:list-item>
          <text:p text:style-name="P86">Тебе нужно просто успокоиться!</text:p>
        </text:list-item>
      </text:list>
      <text:p text:style-name="P11">А если ваши отношения уже закончились, то вы, скорее всего, в отчаянии, но слышите:</text:p>
      <text:list xml:id="list38252477" text:continue-numbering="true" text:style-name="диалог">
        <text:list-item>
          <text:p text:style-name="P86"><text:soft-page-break/>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3"><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3">*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37">de —</text:span><text:span text:style-name="T13"> отсутствие, от фр. </text:span><text:span text:style-name="T37">socialistion —</text:span><text:span text:style-name="T13">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2">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text:soft-page-break/>По сути, разница в поведении психа и психопата лежит в понятии <office:annotation office:name="__Annotation__11825_1188893767"><dc:creator>Яна </dc:creator><dc:date>2018-02-21T14:32:26.28</dc:date><text:p text:style-name="P147"><text:span text:style-name="T55">эмпатия</text:span></text:p><text:p text:style-name="P147"><text:span text:style-name="T55">эмпатии</text:span></text:p><text:p text:style-name="P147"><text:span text:style-name="T55">«эмпатия»</text:span></text:p></office:annotation>«Э<text:span text:style-name="T54">мпатия»</text:span><office:annotation-end office:name="__Annotation__11825_1188893767"/>. </text:p>
      <text:p text:style-name="P23"><text:span text:style-name="T32">Эмпатия (</text:span><text:span text:style-name="T25">от </text:span><text:a xlink:type="simple" xlink:href="https://ru.wikipedia.org/wiki/Греческий_язык" text:style-name="Internet_20_link" text:visited-style-name="Visited_20_Internet_20_Link"><text:span text:style-name="T42">греч.</text:span></text:a><text:span text:style-name="T43"> </text:span><text:span text:style-name="T42">empatheia</text:span><text:span text:style-name="T44"> </text:span><text:span text:style-name="T25">— страсть, сопереживание, чувство</text:span><text:span text:style-name="T32">) – </text:span><text:span text:style-name="T34">это способность осознанно </text:span><text:span text:style-name="T34">переживать эмоциональное состояние другого человека. Э</text:span><text:span text:style-name="T32">то, так сказать, социальный механизм, который помогает сопереживать.</text:span></text:p>
      <text:p text:style-name="P10">Существует несколько видов эмпатии:</text:p>
      <text:list xml:id="list38263443" text:continue-list="list5654681954604089290"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29</dc:date><text:p text:style-name="P147"><text:span text:style-name="T55">«психоанализ»</text:span></text:p><text:p text:style-name="P147"><text:span text:style-name="T55">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5"/>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3">*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37">abuse – </text:span><text:span text:style-name="T13">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3"><text:span text:style-name="T29">Итак, расстройство</text:span><text:span text:style-name="_31__20_Text"><text:span text:style-name="T29"> личности</text:span></text:span><text:span text:style-name="T29"> </text:span><text:span text:style-name="T19">— это не до конца сформированная психика человека. Это патология нервной системы, по разным причинам возникшая </text:span><text:span text:style-name="T19">при не</text:span><text:span text:style-name="T19">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254939" text:continue-numbering="true" text:style-name="список_20_перечисление">
        <text:list-item>
          <text:p text:style-name="P87">Равнодушие. Пассивное отношение к чувствам других. Отсутствие сострадания. Неумение и неспособность оказывать поддержку.</text:p>
        </text:list-item>
        <text:list-item>
          <text:p text:style-name="P8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7">Отсутствие чувства вины и сожаления. Неспособность анализировать полученный опыт. Отрицание наказания. Отсутствие стыда.</text:p>
        </text:list-item>
        <text:list-item>
          <text:p text:style-name="P8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7"><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87">Неспособность выдерживать критику. Завышение собственных способностей и значимости. Самолюбие. Нарциссизм.</text:p>
        </text:list-item>
        <text:list-item>
          <text:p text:style-name="P87">Лень. Безынициативность. Однообразность. Отсутствие стремления из-за страха собственной неудачи.</text:p>
        </text:list-item>
        <text:list-item>
          <text:p text:style-name="P87">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41369593363574081" text:style-name="L2">
        <text:list-header>
          <text:p text:style-name="P106"><text:span text:style-name="Default_20_Paragraph_20_Font"><text:span text:style-name="T23"/></text:span></text:p>
        </text:list-header>
      </text:list>
      <text:p text:style-name="P57">«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7">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57">…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3">*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55">«расстройство личности»</text:span></text:p><text:p><text:span text:style-name="T55">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3">*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text:soft-page-break/>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29</dc:date><text:p text:style-name="P147"><text:span text:style-name="T57">Запятая?</text:span></text:p></office:annotation>неопытности были<office:annotation-end office:name="__Annotation__11860_1188893767"/> допу<text:soft-page-break/>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3">*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29</dc:date><text:p text:style-name="P147"><text:span text:style-name="T57">Запятая?</text:span></text:p></office:annotation>природе человек<office:annotation-end office:name="__Annotation__11894_1188893767"/>, который в силу <text:soft-page-break/>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3">*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8267613" text:continue-list="list38252477" text:style-name="диалог">
        <text:list-item>
          <text:p text:style-name="P86">Еще одна сопливая история сопливой девочки, которая сама все испортила и сама во всем виновата. Кто ей лекарь?!</text:p>
        </text:list-item>
      </text:list>
      <text:p text:style-name="P11"><text:soft-page-break/>Вот отрывок из книги о лагерях смерти А. Чернявской «Психология господства и подчинения: Хрестоматия»:</text:p>
      <text:p text:style-name="P11"/>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3"/></text:span></text:p>
      <text:p text:style-name="P23"><text:span text:style-name="T19">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text:span><text:span text:style-name="T24">ботанным </text:span><text:span text:style-name="_30__20_Text"><text:span text:style-name="T24">методом</text:span></text:span><text:span text:style-name="T19">, с целью уничтожить человеческое досто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text:soft-page-break/>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7">«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11">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text:soft-page-break/>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3">*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text:soft-page-break/>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3"><text:span text:style-name="T19">Вы пришли в супермаркет за колбасой. Вас встречает милая девушка и приглашает вас проде</text:span><text:span text:style-name="T19">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text:span></text:p>
      <text:p text:style-name="P11">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8267323" text:continue-list="list38254939" text:style-name="список_20_перечисление">
        <text:list-item>
          <text:p text:style-name="P87">когнитивный консонанс — согласованность знаний и поведения;</text:p>
        </text:list-item>
        <text:list-item>
          <text:p text:style-name="P87"><text:soft-page-break/>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p text:style-name="P60"/>
      <text:p text:style-name="P32"/>
      <text:p text:style-name="P32"/>
      <text:p text:style-name="P32"/>
      <text:p text:style-name="P32"/>
      <text:h text:style-name="Heading_20_1" text:outline-level="1">Часть 1.<text:line-break/>Как это было...</text:h>
      <text:p text:style-name="P62"/>
      <text:h text:style-name="P77"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7"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8272052" text:continue-list="list38267613" text:style-name="диалог">
        <text:list-item>
          <text:p text:style-name="P86">У меня депресс!!!! Помоги! — пишу однажды мартовским днем другу, тому самому — общему.</text:p>
        </text:list-item>
        <text:list-item>
          <text:p text:style-name="P86">Да. Я тут. Излагай. Жалуйся.</text:p>
        </text:list-item>
        <text:list-item>
          <text:p text:style-name="P86"><text:soft-page-break/>Не жалей — подбодри, ты умеешь.</text:p>
        </text:list-item>
        <text:list-item>
          <text:p text:style-name="P86">Хорошо сделаю. Только в каком, собственно, воп­росе?</text:p>
        </text:list-item>
        <text:list-item>
          <text:p text:style-name="P86">Весна. Я выходная. Сижу дома. Одна и ничего не делаю...</text:p>
        </text:list-item>
        <text:list-item>
          <text:p text:style-name="P86">А не хочешь N. вызвонить? Он парень шабутной и весёлый...</text:p>
        </text:list-item>
        <text:list-item>
          <text:p text:style-name="P86">Хочу...</text:p>
        </text:list-item>
        <text:list-item>
          <text:p text:style-name="P86">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272013" text:continue-numbering="true" text:style-name="диалог">
        <text:list-item>
          <text:p text:style-name="P86">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3">*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3">*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8267237" text:continue-numbering="true" text:style-name="диалог">
        <text:list-item>
          <text:p text:style-name="P86">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265518" text:continue-numbering="true" text:style-name="диалог">
        <text:list-item>
          <text:p text:style-name="P86">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3"><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263582" text:continue-numbering="true" text:style-name="диалог">
        <text:list-item>
          <text:p text:style-name="P86">Если я приеду, то буду приставать...</text:p>
        </text:list-item>
        <text:list-item>
          <text:p text:style-name="P86">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3"><text:span text:style-name="T19">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text:span><text:span text:style-name="T19">ему ответить что-то вроде: «А, да? Ну тогда не приезжай!»</text:span></text:p>
      <text:p text:style-name="P23"><text:span text:style-name="T19">Либо так — либо так. А теперь смотрим чего он этим добился — </text:span><text:span text:style-name="_30__20_Text"><text:span text:style-name="T19">я приняла решение</text:span></text:span><text:span text:style-name="T19">. Меня не спрашивали и не ста</text:span><text:soft-page-break/><text:span text:style-name="T19">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3"><text:span text:style-name="T26">Оказалось, что он сошелся со своей девушкой. Да, е</text:span><text:span text:style-name="_30__20_Text"><text:span text:style-name="T26">го отношения на тот момент еще были</text:span></text:span><text:span text:style-name="T26">. Бесповоротно заканчивались, но еще были. И он уехал. На полгода.</text:span></text:p>
      <text:h text:style-name="P77"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8276188" text:continue-numbering="true" text:style-name="диалог">
        <text:list-item>
          <text:p text:style-name="P86">Брожу по ночному городу. Думаю о тебе, вспоминаю...</text:p>
        </text:list-item>
        <text:list-item>
          <text:p text:style-name="P86">Привет. — отвечаю я — Как жизнь?</text:p>
        </text:list-item>
        <text:list-item>
          <text:p text:style-name="P86">Мы на маёвку собираемся. Приезжай.</text:p>
        </text:list-item>
        <text:list-item>
          <text:p text:style-name="P86">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8245029" text:continue-numbering="true" text:style-name="диалог">
        <text:list-item>
          <text:p text:style-name="P86">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31</dc:date><text:p text:style-name="P147"><text:span text:style-name="T57">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253743" text:continue-numbering="true" text:style-name="диалог">
        <text:list-item>
          <text:p text:style-name="P86">Останешься?</text:p>
        </text:list-item>
        <text:list-item>
          <text:p text:style-name="P86">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3"><text:soft-page-break/><text:span text:style-name="T19">Он спросил меня, останусь ли я... Он просто поинтересовался. Своим «останусь» — я </text:span><text:span text:style-name="_30__20_Text"><text:span text:style-name="T19">опять приняла </text:span></text:span><text:span text:style-name="_30__20_Text"><text:span text:style-name="T26">решение. О</text:span></text:span><text:span text:style-name="T26">н</text:span><text:span text:style-name="T19">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3"><text:span text:style-name="T19">Это завуалированное странное внимание воспринимается жертвой, как «да». Жертва начинает </text:span><text:span text:style-name="T19">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text:span></text:p>
      <text:p text:style-name="P23"><text:span text:style-name="T19">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4">подходящий</text:span><text:span text:style-name="T19">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7"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36">freelance - </text:span><text:span text:style-name="T12">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1">off/on</text:span><text:span text:style-name="T7">»</text:span>, О. Робски, описывающая мир глазами влюбленной женщины и глазами циничного мужчины.</text:p></text:note-body></text:note>».</text:p>
      <text:p text:style-name="P23"><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_30__20_Text"><text:span text:style-name="T26"> же</text:span></text:span><text:span text:style-name="T19"> купил по пути ко мне, но всегда угощался. Мама как-то спросила меня:</text:span></text:p>
      <text:list xml:id="list38266647" text:continue-numbering="true" text:style-name="диалог">
        <text:list-item>
          <text:p text:style-name="P86">А что он приносит? Конфеты, вино?...</text:p>
        </text:list-item>
        <text:list-item>
          <text:p text:style-name="P86">Ничего, — ответила я.</text:p>
        </text:list-item>
        <text:list-item>
          <text:p text:style-name="P86"><text:soft-page-break/>Как? Что, приходит с пустыми руками?!</text:p>
        </text:list-item>
        <text:list-item>
          <text:p text:style-name="P86">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2</dc:date><text:p text:style-name="P147"><text:span text:style-name="T57">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2</dc:date><text:p><text:span text:style-name="T57"><text:s/></text:span><text:span text:style-name="T57">,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6">Domestos'</text:span><text:span text:style-name="T12">а</text:span><text:span text:style-name="T36">.</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37">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36">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3"><text:soft-page-break/>* * *</text:p>
      <text:p text:style-name="P11">Первое время все было хорошо. Обнимая меня он часто говорил:</text:p>
      <text:list xml:id="list38248643" text:continue-numbering="true" text:style-name="диалог">
        <text:list-item>
          <text:p text:style-name="P86">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7" text:outline-level="2"><text:s/><text:bookmark-start text:name="Glava_5__Introviert"/>Глава 5. <text:line-break/>Интроверт<text:bookmark-end text:name="Glava_5__Introviert"/></text:h>
      <text:p text:style-name="P42">Но одна лишь склонность к интроверсии не сделает из вас мыслителя.</text:p>
      <text:p text:style-name="P50">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269379" text:continue-numbering="true" text:style-name="диалог">
        <text:list-item>
          <text:p text:style-name="P86">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2</dc:date><text:p text:style-name="P147"><text:span text:style-name="T57">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269613" text:continue-numbering="true" text:style-name="диалог">
        <text:list-item>
          <text:p text:style-name="P86">Ты же знаешь — я интроверт. Давай потом.</text:p>
        </text:list-item>
      </text:list>
      <text:p text:style-name="P43">*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3">*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3"><text:span text:style-name="T19">На мой вопрос: «Как это понимать?», он ответил, что это ничего не значит, и, как и всегда, замял эту тему. Я</text:span><text:span text:style-name="_30__20_Text"><text:span text:style-name="T26"> даже не поняла, как он так просто ушел от объяснений</text:span></text:span><text:span text:style-name="T26">!</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3"><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3"><text:span text:style-name="T19">Замешательство! Еще вчера все было хорошо, но уже сегодня что-то не так. Что не так? Что-то во мне? Ну да, раз </text:span><text:span text:style-name="_30__20_Text"><text:span text:style-name="T26">он</text:span></text:span><text:span text:style-name="T19"> отстранился. А что во мне не так? Я не подхожу ему в постели? Может я что-то сказала глупое, или обидела </text:span><text:soft-page-break/><text:span text:style-name="T19">чем? А может ему понравилась другая девочка? Или он понял, что не готов к серьезным отношениям?..</text:span></text:p>
      <text:p text:style-name="P23"><text:span text:style-name="T19">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19">,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8275689" text:continue-numbering="true" text:style-name="диалог">
        <text:list-item>
          <text:p text:style-name="P86">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3"><text:span text:style-name="T19">Конечно меня это обижало. Конечно, я обижалась, но — </text:span><text:span text:style-name="T24">старалась</text:span><text:span text:style-name="T19">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19">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oft-page-break/><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pan text:style-name="T19">ляет инициативу, ничего не получает, остается </text:span><text:span text:style-name="T19">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2">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8261053" text:continue-numbering="true" text:style-name="диалог">
        <text:list-item>
          <text:p text:style-name="P86">Мы же живем вместе, что тебе еще надо?!</text:p>
        </text:list-item>
      </text:list>
      <text:p text:style-name="P11">Или:</text:p>
      <text:list xml:id="list38271584" text:continue-numbering="true" text:style-name="диалог">
        <text:list-item>
          <text:p text:style-name="P86">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3">* * *</text:p>
      <text:p text:style-name="P11">У меня в руках был меч, но сражалась я с ветром<office:annotation office:name="__Annotation__13257_37434062"><dc:creator>Яна </dc:creator><dc:date>2018-02-22T17:22:39.33</dc:date><text:p text:style-name="P147"><text:span text:style-name="T57">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33</dc:date><text:p text:style-name="P147"><text:span text:style-name="T57">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3">*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3"><text:span text:style-name="T19">Интроверт, так интроверт. Так забейся ты в чулан и сиди размышляй о жизни! Но нет! Друзья - </text:span><text:span text:style-name="T19">да! Кому-то помочь? Да! Помочь мне — занят! Шпилить — да, потрахаться — занят!..</text:span></text:p>
      <text:p text:style-name="P23"><text:span text:style-name="T19">Я погрузилась в долгие раздумья на тему</text:span><text:span text:style-name="T26"> «Ч</text:span><text:span text:style-name="_30__20_Text"><text:span text:style-name="T26">то со мной не так?»</text:span></text:span><text:span text:style-name="T26">.</text:span><text:span text:style-name="T19">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3"><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3"><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3"><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3"><text:span text:style-name="T19">Мои просьбы стали восприниматься в «штыки». Уже тогда он мог пообещать мне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19"> Это порождало во мне ощущение, что меня обманули и вызывало чувство обиды, хоть он и красноречиво описывал причины.</text:span></text:p>
      <text:p text:style-name="P23"><text:span text:style-name="T19">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19">чай. Так было практически каждый раз, когда у</text:span><text:span text:style-name="T26"> </text:span><text:span text:style-name="_30__20_Text"><text:span text:style-name="T26">нас</text:span></text:span><text:span text:style-name="T26"> </text:span><text:span text:style-name="T19">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3">*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3"><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 подходит по ряду качеств. Руководствуясь своим отношением к этим </text:span><text:soft-page-break/><text:span text:style-name="T19">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34</dc:date><text:p text:style-name="P147"><text:span text:style-name="T57">запятая</text:span></text:p></office:annotation>человека, ведь <office:annotation-end office:name="__Annotation__13727_37434062"/>легче понять!</text:p>
      <text:p text:style-name="P23"><text:span text:style-name="T19">И вот тут стоит напомнить об эмпатии. Ведь, говоря простыми словами, эмпатия — это, своего рода, </text:span><text:span text:style-name="_30__20_Text"><text:span text:style-name="T19">способность поставить себя на место другого.</text:span></text:span><text:span text:style-name="T19">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8260495" text:continue-numbering="true" text:style-name="диалог">
        <text:list-item>
          <text:p text:style-name="P86">Что ты выдумываешь?</text:p>
        </text:list-item>
      </text:list>
      <text:p text:style-name="P11">Или:</text:p>
      <text:list xml:id="list38258159" text:continue-numbering="true" text:style-name="диалог">
        <text:list-item>
          <text:p text:style-name="P86"><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3"><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34</dc:date><text:p text:style-name="P147"><text:span text:style-name="T57">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3"><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34</dc:date><text:p text:style-name="P147"><text:span text:style-name="T57">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34</dc:date><text:p text:style-name="P147"><text:span text:style-name="T57">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2">«Большинство людей не видят ловушки, в которой находятся.»</text:p>
      <text:p text:style-name="P40">Роберт Кийосаки</text:p>
      <text:p text:style-name="P40"/>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245126" text:continue-numbering="true" text:style-name="диалог">
        <text:list-item>
          <text:p text:style-name="P86">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3">*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8249815" text:continue-numbering="true" text:style-name="диалог">
        <text:list-item>
          <text:p text:style-name="P86">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3">*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35</dc:date><text:p text:style-name="P147"><text:span text:style-name="T57">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8245784" text:continue-list="list38267323" text:style-name="список_20_перечисление">
        <text:list-item>
          <text:p text:style-name="P87">оградить меня от какого-либо общения, дабы лишить меня любой попытки получить поддержку со стороны;</text:p>
        </text:list-item>
        <text:list-item>
          <text:p text:style-name="P87">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7">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3">*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45">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7"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35</dc:date><text:p text:style-name="P147"><text:span text:style-name="T57">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35</dc:date><text:p text:style-name="P147"><text:span text:style-name="T57">,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3"><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261612" text:continue-list="list38249815" text:style-name="диалог">
        <text:list-item>
          <text:p text:style-name="P86">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8248865" text:continue-numbering="true" text:style-name="диалог">
        <text:list-item>
          <text:p text:style-name="P86">Уже лучше.</text:p>
        </text:list-item>
        <text:list-item>
          <text:p text:style-name="P86">Ну это уже куда не шло!..</text:p>
        </text:list-item>
      </text:list>
      <text:p text:style-name="P11">Или:</text:p>
      <text:list xml:id="list38258088" text:continue-numbering="true" text:style-name="диалог">
        <text:list-item>
          <text:p text:style-name="P86">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3">*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8272141" text:continue-numbering="true" text:style-name="диалог">
        <text:list-item>
          <text:p text:style-name="P86">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3"><text:soft-page-break/><text:span text:style-name="T19">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19">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257182" text:continue-numbering="true" text:style-name="диалог">
        <text:list-item>
          <text:p text:style-name="P86">Либо тех, либо тех!</text:p>
        </text:list-item>
        <text:list-item>
          <text:p text:style-name="P86">Но я хочу видеть всех в этот день! Это мой день. Это мои друзья...</text:p>
        </text:list-item>
        <text:list-item>
          <text:p text:style-name="P86">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7">«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7">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0">В. Адамчик, «Манипулятор. Секреты успешной манипуляции человеком»</text:p>
      <text:p text:style-name="P40"/>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3"><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3"><text:span text:style-name="_30__20_Text"><text:span text:style-name="T19">Если</text:span></text:span><text:span text:style-name="T19"> я приглашу всех, </text:span><text:span text:style-name="_30__20_Text"><text:span text:style-name="T19">то</text:span></text:span><text:span text:style-name="T19">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3">*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8271261" text:continue-list="list38245784" text:style-name="список_20_перечисление">
        <text:list-item>
          <text:p text:style-name="P87"><text:soft-page-break/>похвала, поверхностное очарование, поверхностное сочувствие, чрезмерные извинения;</text:p>
        </text:list-item>
        <text:list-item>
          <text:p text:style-name="P87">деньги, одобрение, подарки;</text:p>
        </text:list-item>
        <text:list-item>
          <text:p text:style-name="P87">внимание, выражения лица, такое как притворный смех или улыбка;</text:p>
        </text:list-item>
        <text:list-item>
          <text:p text:style-name="P87">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3">*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7" text:outline-level="2"><text:s/><text:bookmark-start text:name="Glava_7__Z____Zabota"/>Глава 7. <text:line-break/>З — Забота<text:bookmark-end text:name="Glava_7__Z____Zabota"/></text:h>
      <text:p text:style-name="P42">В пустой душе и в сердце эгоиста</text:p>
      <text:p text:style-name="P42">Не может быть божественной любви.</text:p>
      <text:p text:style-name="P50">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250936" text:continue-list="list38257182" text:style-name="диалог">
        <text:list-item>
          <text:p text:style-name="P86">Что-то ты бледненькая, тебе плохо? — спросила она.</text:p>
        </text:list-item>
        <text:list-item>
          <text:p text:style-name="P86">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7">*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8244633" text:continue-numbering="true" text:style-name="диалог">
        <text:list-item>
          <text:p text:style-name="P86">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7">*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8257050" text:continue-numbering="true" text:style-name="диалог">
        <text:list-item>
          <text:p text:style-name="P86">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36</dc:date><text:p text:style-name="P147"><text:span text:style-name="T57">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3"><text:span text:style-name="T1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19">ступок. Может он ду</text:span><text:span text:style-name="T19">мал, что я симулирую металлическую пластину в кости, чтоб </text:span>поднапрячь<text:span text:style-name="T19">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4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6</dc:date><text:p text:style-name="P147"><text:span text:style-name="T57">Запятая</text:span></text:p><text:p text:style-name="P147"><text:span text:style-name="T57"/></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3"><text:span text:style-name="T19">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37</dc:date><text:p text:style-name="P147"><text:span text:style-name="T57">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7">«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8258076" text:continue-numbering="true" text:style-name="диалог">
        <text:list-item>
          <text:p text:style-name="P86">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263994" text:continue-numbering="true" text:style-name="диалог">
        <text:list-item>
          <text:p text:style-name="P86">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37</dc:date><text:p text:style-name="P147"><text:span text:style-name="T57">запятая</text:span></text:p></office:annotation>унижена и<office:annotation-end office:name="__Annotation__13756_1175146742"/> нет пути назад. Это <office:annotation office:name="__Annotation__13817_1175146742"><dc:creator>Яна </dc:creator><dc:date>2018-02-23T17:07:48.37</dc:date><text:p text:style-name="P147"><text:span text:style-name="T57">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8257392" text:continue-numbering="true" text:style-name="диалог">
        <text:list-item>
          <text:p text:style-name="P86">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8276820" text:continue-numbering="true" text:style-name="диалог">
        <text:list-item>
          <text:p text:style-name="P86">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3"><text:span text:style-name="T19">Тогда я подумала, что признание для него — серьезный шаг, а не легкомысленное решение, но </text:span><text:span text:style-name="T19">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3"><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3"><text:span text:style-name="T19">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19"> моей к нему привязанности. Я строила отношения, в то время, как он ими просто пользовался.</text:span></text:p>
      <text:h text:style-name="P77"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3">*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267917" text:continue-numbering="true" text:style-name="диалог">
        <text:list-item>
          <text:p text:style-name="P86">Я вчера ходил в кино.</text:p>
        </text:list-item>
      </text:list>
      <text:p text:style-name="P11">Мы едем в за город отдыхать, он скажет:</text:p>
      <text:list xml:id="list38247528" text:continue-numbering="true" text:style-name="диалог">
        <text:list-item>
          <text:p text:style-name="P86">Я еду...</text:p>
        </text:list-item>
      </text:list>
      <text:p text:style-name="P23"><text:soft-page-break/><text:span text:style-name="T19">Он скажет, что в гостях был — он, хотя мы были <text:s/>вместе. Меня в этих обсуждениях на тему «Как прошли мои выходные» не было, разговаривай он </text:span><text:span text:style-name="T19">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19">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халявное дополнение.</text:span></text:p>
      <text:p text:style-name="P23"><text:span text:style-name="T19">Еще раз повторю это противное </text:span><text:span text:style-name="T26">«</text:span><text:span text:style-name="_30__20_Text"><text:span text:style-name="T26">я до сих пор не понимаю</text:span></text:span><text:span text:style-name="T26">»</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19">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8261554" text:continue-numbering="true" text:style-name="диалог">
        <text:list-item>
          <text:p text:style-name="P86"><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8254453" text:continue-numbering="true" text:style-name="диалог">
        <text:list-item>
          <text:p text:style-name="P86">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7">*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8277177" text:continue-numbering="true" text:style-name="диалог">
        <text:list-item>
          <text:p text:style-name="P86">Ого, ты что, предложение делаешь?!</text:p>
        </text:list-item>
      </text:list>
      <text:p text:style-name="P11"><text:soft-page-break/>Милый засмеялся и ответил:</text:p>
      <text:list xml:id="list38262518" text:continue-numbering="true" text:style-name="диалог">
        <text:list-item>
          <text:p text:style-name="P107"><text:span text:style-name="_30__20_Text"><text:span text:style-name="T19">Конечно</text:span></text:span><text:span text:style-name="T19">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 * *</text:p>
      <text:p text:style-name="P11">Часто его просьбы были провокацией и сопровождались:</text:p>
      <text:list xml:id="list38251155" text:continue-numbering="true" text:style-name="диалог">
        <text:list-item>
          <text:p text:style-name="P86">Слабо? Ты сможешь!</text:p>
        </text:list-item>
      </text:list>
      <text:p text:style-name="P23"><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7">*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250362" text:continue-numbering="true" text:style-name="диалог">
        <text:list-item>
          <text:p text:style-name="P86"><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8255623" text:continue-numbering="true" text:style-name="диалог">
        <text:list-item>
          <text:p text:style-name="P86">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8257993" text:continue-numbering="true" text:style-name="диалог">
        <text:list-item>
          <text:p text:style-name="P86">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8263480" text:continue-numbering="true" text:style-name="диалог">
        <text:list-item>
          <text:p text:style-name="P86"><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8253818" text:continue-numbering="true" text:style-name="диалог">
        <text:list-item>
          <text:p text:style-name="P86">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3"><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text:span></text:span><text:span text:style-name="_30__20_Text"><text:span text:style-name="T26">было</text:span></text:span><text:span text:style-name="_30__20_Text"><text:span text:style-name="T19"> моим решением</text:span></text:span><text:span text:style-name="_30__20_Text"><text:span text:style-name="T26">. Э</text:span></text:span><text:span text:style-name="T19">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276087" text:continue-numbering="true" text:style-name="диалог">
        <text:list-item>
          <text:p text:style-name="P86">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7"><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270308" text:continue-numbering="true" text:style-name="диалог">
        <text:list-item>
          <text:p text:style-name="P86">Автобусом?! Лучше бы ты мне не говорила!..</text:p>
        </text:list-item>
      </text:list>
      <text:p text:style-name="P11">Я потратила 4 часа на поиски. Я дошла до восьмой страницы <text:span text:style-name="T36">Google'а</text:span>. Я сделала несколько десятков звонков — а он остался недоволен!</text:p>
      <text:p text:style-name="P23"><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8260451" text:continue-numbering="true" text:style-name="диалог">
        <text:list-item>
          <text:p text:style-name="P86">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7">«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3">*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8248005" text:continue-numbering="true" text:style-name="диалог">
        <text:list-item>
          <text:p text:style-name="P86">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8274291" text:continue-numbering="true" text:style-name="диалог">
        <text:list-item>
          <text:p text:style-name="P86">Сама, котик...</text:p>
        </text:list-item>
        <text:list-item>
          <text:p text:style-name="P86">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263076" text:continue-numbering="true" text:style-name="диалог">
        <text:list-item>
          <text:p text:style-name="P86">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7" text:outline-level="2"><text:s/><text:bookmark-start text:name="Glava_9__My_tak_obshchaiemsia"/>Глава 9. <text:line-break/>Мы так общаемся<text:bookmark-end text:name="Glava_9__My_tak_obshchaiemsia"/></text:h>
      <text:p text:style-name="P42">Скажи мне, кто твой друг и я скажу кто ты.</text:p>
      <text:p text:style-name="P50">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7">«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7"><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19"/></text:span></text:p>
      <text:p text:style-name="P23"><text:span text:style-name="T19">Его </text:span><text:span text:style-name="_30__20_Text"><text:span text:style-name="T19">лучший друг</text:span></text:span><text:span text:style-name="T19">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7">«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7">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8268884" text:continue-numbering="true" text:style-name="диалог">
        <text:list-item>
          <text:p text:style-name="P86">Тю! Ты серьезно?! Посмотри на себя! Это был вопрос времени! Она слишком хороша для тебя! Хватит нюни распускать!..</text:p>
        </text:list-item>
      </text:list>
      <text:p text:style-name="P47">*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8252080" text:continue-numbering="true" text:style-name="диалог">
        <text:list-item>
          <text:p text:style-name="P107"><text:span text:style-name="T19">Если на земле не останется ни одной </text:span><text:span text:style-name="_30__20_Text"><text:span text:style-name="T19">бабы</text:span></text:span><text:span text:style-name="T19">, </text:span><text:span text:style-name="T24">иметь</text:span><text:span text:style-name="T19">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270792" text:continue-numbering="true" text:style-name="диалог">
        <text:list-item>
          <text:p text:style-name="P107"><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7">«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7">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8251821" text:continue-numbering="true" text:style-name="диалог">
        <text:list-item>
          <text:p text:style-name="P86">Неужели тебе нравятся такое общение!?</text:p>
        </text:list-item>
      </text:list>
      <text:p text:style-name="P23">Ответ всегда был один:</text:p>
      <text:list xml:id="list38256360" text:continue-numbering="true" text:style-name="диалог">
        <text:list-item>
          <text:p text:style-name="P86">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39</dc:date><text:p text:style-name="P147"><text:span text:style-name="T57">запятая</text:span></text:p></office:annotation>нашел кому<office:annotation-end office:name="__Annotation__15205_1175146742"/> пожаловаться.</text:p>
      <text:p text:style-name="P47">* * *</text:p>
      <text:p text:style-name="P11">Вернемся к делу. Основных тем у них было несколько:</text:p>
      <text:list xml:id="list38271661" text:continue-list="list38271261" text:style-name="список_20_перечисление">
        <text:list-item>
          <text:p text:style-name="P87">женские жопы;</text:p>
        </text:list-item>
        <text:list-item>
          <text:p text:style-name="P87">как изменить девушке/жене и сделать так, чтоб об этом никто не узнал;</text:p>
        </text:list-item>
        <text:list-item>
          <text:p text:style-name="P87">печальная история о том, как одна их общая подруга «дала» им всем, кроме одного, чем жестоко задела самолюбие оного;</text:p>
        </text:list-item>
        <text:list-item>
          <text:p text:style-name="P87">размер мужского достоинства;</text:p>
        </text:list-item>
        <text:list-item>
          <text:p text:style-name="P87"><text:soft-page-break/>HOTS<text:note text:id="ftn8" text:note-class="footnote"><text:note-citation text:label="*">*</text:note-citation><text:note-body><text:p text:style-name="Footnote"><text:span text:style-name="T36">HOTS (Heroes of the Storm) – </text:span><text:span text:style-name="T12">компьютерная игра, разработанная </text:span><text:span text:style-name="T36">Blizzard Entertainment.</text:span></text:p></text:note-body></text:note>;</text:p>
        </text:list-item>
        <text:list-item>
          <text:p text:style-name="P87">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7">«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39</dc:date><text:p text:style-name="P147"><text:span text:style-name="T57">запятая</text:span></text:p></office:annotation>забыл сколько<office:annotation-end office:name="__Annotation__15334_1175146742"/> для тебя сделал!»</text:p>
      <text:p text:style-name="P47">* * *</text:p>
      <text:p text:style-name="P23"><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text:span><text:span text:style-name="T24">наше</text:span><text:span text:style-name="T19">. Это те ребята, которых мы повстречали уже будучи в паре. То есть, </text:span><text:span text:style-name="T24">наши общие</text:span><text:span text:style-name="T19"> друзья. Их он обрабатывал по-другому — немного аккуратней. Если </text:span><text:span text:style-name="_30__20_Text"><text:span text:style-name="T19">своим</text:span></text:span><text:span text:style-name="T19"> друзьям он говорил про меня:</text:span></text:p>
      <text:list xml:id="list38245104" text:continue-list="list38256360" text:style-name="диалог">
        <text:list-item>
          <text:p text:style-name="P86">Она неадекватная...</text:p>
        </text:list-item>
      </text:list>
      <text:p text:style-name="P23"><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8259748" text:continue-numbering="true" text:style-name="диалог">
        <text:list-item>
          <text:p text:style-name="P86">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3"><text:span text:style-name="T19">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опять</text:span></text:span><text:span text:style-name="T19">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40</dc:date><text:p text:style-name="P147"><text:span text:style-name="T57">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7">* * *</text:p>
      <text:p text:style-name="P11">Не могу не вставить пару слов о его семье... Точнее — 4 слова:</text:p>
      <text:list xml:id="list4823200946799996374"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40</dc:date><text:p text:style-name="P147"><text:span text:style-name="T57">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251653" text:continue-list="list38259748" text:style-name="диалог">
        <text:list-item>
          <text:p text:style-name="P86">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8269343"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7" text:outline-level="2"><text:s/><text:bookmark-start text:name="Glava_10__Eto_nie_ia"/>Глава 10. <text:line-break/>Это не я<text:bookmark-end text:name="Glava_10__Eto_nie_ia"/></text:h>
      <text:p text:style-name="P42">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2">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41</dc:date><text:p text:style-name="P147"><text:span text:style-name="T57">запятая</text:span></text:p></office:annotation>при этом он<office:annotation-end office:name="__Annotation__18324_1175146742"/> сидел и <office:annotation office:name="__Annotation__18397_1175146742"><dc:creator>Яна </dc:creator><dc:date>2018-02-26T10:39:35.41</dc:date><text:p text:style-name="P147"><text:span text:style-name="T57">запятая</text:span></text:p></office:annotation>шпилил, придя<office:annotation-end office:name="__Annotation__18397_1175146742"/> с работы<office:annotation office:name="__Annotation__18398_1175146742"><dc:creator>Яна </dc:creator><dc:date>2018-02-26T10:39:54.41</dc:date><text:p text:style-name="P147"><text:span text:style-name="T57">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8244627"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19">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5">*</text:span><text:span text:style-name="T19">разболелся зуб</text:span><text:span text:style-name="T35">*</text:span><text:span text:style-name="T19">.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8257183"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2">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251959"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7">*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8250477"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246092" text:continue-numbering="true" text:style-name="диалог">
        <text:list-item>
          <text:p text:style-name="P91">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4">это</text:span><text:span text:style-name="T19">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8253658" text:continue-numbering="true" text:style-name="диалог">
        <text:list-item>
          <text:p text:style-name="P91">Пойдем купим тебе что-нибудь новое.</text:p>
        </text:list-item>
      </text:list>
      <text:p text:style-name="P3">Он отвечал:</text:p>
      <text:list xml:id="list38262041"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что я не </text:span><text:span text:style-name="T19"><office:annotation office:name="__Annotation__13005_1216695877"><dc:creator>Яна </dc:creator><dc:date>2018-02-26T11:17:50.12</dc:date><text:p text:style-name="P148"><text:span text:style-name="T56">запятая</text:span></text:p></office:annotation></text:span><text:span text:style-name="T19">справляюсь как</text:span><office:annotation-end office:name="__Annotation__13005_1216695877"/><text:span text:style-name="T19">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3">*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text:span></text:p>
      <text:p text:style-name="Text_20_body"><text:span text:style-name="T19">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248147"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253872"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8269227"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47">*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8269689"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7">*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8</dc:date><text:p text:style-name="P148"><text:span text:style-name="T56">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1">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8269825"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text:span></text:p>
      <text:p text:style-name="Text_20_body"><text:soft-page-break/><text:span text:style-name="T19">В добавок ко всему, это </text:span><text:span text:style-name="_30__20_Text"><text:span text:style-name="T19">манипуляция чувством вины</text:span></text:span><text:span text:style-name="T19">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1">«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1">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1"/>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7"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251149"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8255673"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273209"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251743"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8258927"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6">«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6">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text:soft-page-break/>Шейнов В. П., «Скрытое управление человеком»</text:p>
      <text:p text:style-name="Цитата_20_-_20_автор"><text:span text:style-name="Default_20_Paragraph_20_Font"><text:span text:style-name="T23"><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8">*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8251240"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6">пользуются,</text:span></text:span><text:span text:style-name="_30__20_Text"><text:span text:style-name="T19">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8263665"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3">*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8247342"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7"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8249961"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8249752" text:continue-numbering="true" text:style-name="диалог">
        <text:list-item>
          <text:p text:style-name="P91"><text:soft-page-break/>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244826" text:continue-numbering="true" text:style-name="диалог">
        <text:list-item>
          <text:p text:style-name="P91">А я тут при чем?!</text:p>
        </text:list-item>
      </text:list>
      <text:p text:style-name="P3">Или:</text:p>
      <text:list xml:id="list38273236"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270865"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8264334"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7">*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8259055" text:continue-numbering="true" text:style-name="диалог">
        <text:list-item>
          <text:p text:style-name="P83"><text:span text:style-name="T19">Объятия, — говорила я, — это как стена, которая ограждает меня от всех проблем и дарит чувство защищенности, что особенно помогает в </text:span><text:span text:style-name="T19">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48">*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3">*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268408" text:continue-numbering="true" text:style-name="диалог">
        <text:list-item>
          <text:p text:style-name="P91"><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257356" text:continue-numbering="true" text:style-name="диалог">
        <text:list-item>
          <text:p text:style-name="P91">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8263218"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38272716" text:continue-numbering="true" text:style-name="диалог">
        <text:list-item>
          <text:p text:style-name="P91">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7" text:outline-level="2"><text:s/><text:bookmark-start text:name="Glava_13__Nieadiekvatnaia"/>Глава 13. <text:line-break/>Неадекватная<text:bookmark-end text:name="Glava_13__Nieadiekvatnaia"/></text:h>
      <text:p text:style-name="P42">Если вдруг вы стали для кого-то плохим, значит много хорошего было сделано для этого человека!</text:p>
      <text:p text:style-name="P50">Фаина Раневская</text:p>
      <text:p text:style-name="P38">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245453"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38256332"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38261242"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8249818"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48"><text:span text:style-name="T56">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8270379" text:continue-numbering="true" text:style-name="диалог">
        <text:list-item>
          <text:p text:style-name="P91">Ну не говорил, так не говорил...</text:p>
        </text:list-item>
      </text:list>
      <text:p text:style-name="P43">*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вводило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text:span><text:soft-page-break/><text:span text:style-name="T19">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8244824"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8244520"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267439" text:continue-numbering="true" text:style-name="диалог">
        <text:list-item>
          <text:p text:style-name="P91">Ну говорил, так говорил... Я снова все напутала.</text:p>
          <text:p text:style-name="P138"/>
        </text:list-item>
      </text:list>
      <text:p text:style-name="P56">«Для того чтобы сидеть в клетке, не всегда нужны прутья.»</text:p>
      <text:p text:style-name="P40">Рональд Дэвид Лэйнг, «Политика семьи»</text:p>
      <text:p text:style-name="P40"/>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8251494" text:continue-numbering="true" text:style-name="диалог">
        <text:list-item>
          <text:p text:style-name="P91">Но ведь было же!</text:p>
        </text:list-item>
      </text:list>
      <text:p text:style-name="P3">Но мне повторяли и повторяли:</text:p>
      <text:list xml:id="list38259531"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8244656" text:continue-numbering="true" text:style-name="диалог">
        <text:list-item>
          <text:p text:style-name="P91">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247984"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255191" text:continue-numbering="true" text:style-name="диалог">
        <text:list-item>
          <text:p text:style-name="P91">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8256351"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38272764"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8275960"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8247870"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3">*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249772" text:continue-numbering="true" text:style-name="диалог">
        <text:list-item>
          <text:p text:style-name="P91"><text:soft-page-break/>Да все считают, что ты неадекватная!</text:p>
        </text:list-item>
      </text:list>
      <text:p text:style-name="P3">Или:</text:p>
      <text:list xml:id="list38265812"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7">*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255102"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56">«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6">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9">Ирина Мельниченко, «Мудаки и игра на публику»</text:span><text:span text:style-name="Default_20_Paragraph_20_Font"><text:span text:style-name="T23"> </text:span></text:span></text:p>
      <text:p text:style-name="P43">*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7"><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276686"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8249836"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247064" text:continue-numbering="true" text:style-name="диалог">
        <text:list-item>
          <text:p text:style-name="P91">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19">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266738"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text:soft-page-break/>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56">«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6">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С. А. Зелинский, «Психотехнологии гипнотического манипулирования сознанием»</text:p>
      <text:p text:style-name="P40"/>
      <text:p text:style-name="P3">И эта техника прекрасно прослеживается здесь:</text:p>
      <text:list xml:id="list38250494" text:continue-numbering="true" text:style-name="диалог">
        <text:list-item>
          <text:p text:style-name="P83"><text:span text:style-name="T26">Помнишь, </text:span><text:span text:style-name="T24">мы договорились, что ты меня наберешь</text:span><text:span text:style-name="T26">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3"><text:span text:style-name="T19">Помню. </text:span><text:span text:style-name="T24">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8251649"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7" text:outline-level="2"><text:s/><text:bookmark-start text:name="Glava_14__Vozhak"/>Глава 14. <text:line-break/>Вожак<text:bookmark-end text:name="Glava_14__Vozhak"/></text:h>
      <text:p text:style-name="P42">Для неверных нет любви,</text:p>
      <text:p text:style-name="P42">для порочных нет радости.</text:p>
      <text:p text:style-name="P50">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263345"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8254183"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8268198"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7"><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8253882"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text:span><text:soft-page-break/><text:span text:style-name="T19">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8268103" text:continue-list="list4823200946799996374"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6">«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6">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6">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text:soft-page-break/>С. А. Зелинский, «Методы, приемы и способы манипуляций. (Современные психотехнологии манипулирования)»</text:p>
      <text:p text:style-name="P40"/>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6">«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6">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text:soft-page-break/>С. А. Зелинский, «Методы, приемы и способы манипуляций. (Современные психотехнологии манипулирования)»</text:p>
      <text:p text:style-name="P40"/>
      <text:p text:style-name="P3">Когда я спокойным тоном попросила его расслабиться и не перебивать меня, мол, мы ведь разговариваем.</text:p>
      <text:list xml:id="list38262969" text:continue-list="list38253882"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262604"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266321"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8266676"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254884"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3">*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36">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7">*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6</dc:date><text:p text:style-name="P148"><text:span text:style-name="T56">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7" text:outline-level="2"><text:s/><text:bookmark-start text:name="Glava_15__Ad"/>Глава 15. <text:line-break/>Ад<text:bookmark-end text:name="Glava_15__Ad"/></text:h>
      <text:p text:style-name="P42">И, улыбаясь, мне ломали крылья,</text:p>
      <text:p text:style-name="P42">Мой хрип порой похожим был на вой,</text:p>
      <text:p text:style-name="P42">И я немел от боли и бессилья</text:p>
      <text:p text:style-name="P42">И лишь шептал: «Спасибо, что живой».</text:p>
      <text:p text:style-name="P50">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267450"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0" text:note-class="footnote"><text:note-citation text:label="*">*</text:note-citation><text:note-body><text:p text:style-name="Footnote"><text:span text:style-name="T7">Мессенджер</text:span> <text:span text:style-name="T1">(от </text:span><text:span text:style-name="T13">ст.</text:span><text:span text:style-name="T37">-фр</text:span><text:span text:style-name="T13">анц</text:span><text:span text:style-name="T37">.</text:span><text:span text:style-name="T1"> </text:span><text:span text:style-name="T37">message — </text:span><text:span text:style-name="T13"><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1" text:note-class="footnote"><text:note-citation text:label="**">**</text:note-citation><text:note-body><text:p text:style-name="Footnote"><text:span text:style-name="T7">Залогиниться</text:span>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250169"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7">*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1">«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270138"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8266942"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3">*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7" text:outline-level="2"><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3">Я ждала его еще примерно <text:span text:style-name="T10">час. Выходила</text:span> на общий балкон покурить. Выглядывала его. Что-то дернуло меня вый<text:soft-page-break/>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8272341"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text:soft-page-break/>он, скорее всего, и не подозревает, как много для меня сделал, просто выслушав меня.</text:p>
      <text:p text:style-name="P3">И вот он мне говорит:</text:p>
      <text:list xml:id="list38246038"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text:soft-page-break/>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8275823" text:continue-numbering="true" text:style-name="диалог">
        <text:list-item>
          <text:p text:style-name="P91">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text:soft-page-break/>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text:soft-page-break/>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98</dc:date><text:p text:style-name="P148"><text:span text:style-name="T56">запятая</text:span></text:p></office:annotation>быть и<office:annotation-end office:name="__Annotation__24010_1216695877"/> — попросил уйти. Ба-бах.</text:p>
      <text:p text:style-name="P47">*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text:soft-page-break/>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260866"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text:soft-page-break/>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text:soft-page-break/>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7"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8252330"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8272909" text:continue-numbering="true" text:style-name="диалог">
        <text:list-item>
          <text:p text:style-name="P91"><text:soft-page-break/>Тебе что, потрахаться не с кем? — спросила я его.</text:p>
        </text:list-item>
      </text:list>
      <text:p text:style-name="P145">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146">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19">ждала</text:span></text:span><text:span text:style-name="T19">.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144">Завязался разговор. Я отметила про себя, будто разговариваю с незнакомым мне человеком. Но тогда меня это порадовало.</text:p>
      <text:p text:style-name="P102"><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246912"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8270406" text:continue-numbering="true" text:style-name="диалог">
        <text:list-item>
          <text:p text:style-name="P83"><text:span text:style-name="T19">По понедельникам, средам и пятницам я хожу на бокс, по субботам работаю в кофейне, по воскресеньем договорилась с другом заниматься </text:span><text:span text:style-name="T19">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7"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8254409"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28</dc:date><text:p text:style-name="P148"><text:span text:style-name="T56">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252989" text:continue-numbering="true" text:style-name="диалог">
        <text:list-item>
          <text:p text:style-name="P91">А скажите мне, пожалуйста, зачем вам Яна?</text:p>
        </text:list-item>
        <text:list-item>
          <text:p text:style-name="P91">В смысле: «зачем мне Яна»? <text:span text:style-name="T12">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8276375"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7"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8257626"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8275670" text:continue-list="list38268103" text:style-name="List_20_1">
        <text:list-item>
          <text:list>
            <text:list-item>
              <text:p text:style-name="P108"><text:span text:style-name="T19">мне это не нравится;</text:span></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8266637" text:continue-list="list38257626"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77"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252309"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8252648"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3">* * *</text:p>
      <text:p text:style-name="P34">У меня сохранилась переписка, где на следующий день он идет на попятную — забирает свои слова назад:</text:p>
      <text:list xml:id="list38274140"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83"><text:span text:style-name="T19">Просто разговор заканчивается на фразе «мне не приятен этот разговор», — отвечаю я, — а </text:span><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3"><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7">*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19">причины</text:span></text:span><text:span text:style-name="T19">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8245416"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258565"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7"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6">«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3"><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253602"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276453"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8259398" text:continue-numbering="true" text:style-name="диалог">
        <text:list-item>
          <text:p text:style-name="P91">Давай завтра созвонимся и обсудим <text:span text:style-name="T36">&lt;</text:span>уже не помню что<text:span text:style-name="T36">&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4">Л</text:span><text:span text:style-name="_30__20_Text"><text:span text:style-name="T24">ицо</text:span></text:span><text:span text:style-name="T26">...</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8274002"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3">*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264597"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8267976"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8244653"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273207"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7">*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276192" text:continue-numbering="true" text:style-name="диалог">
        <text:list-item>
          <text:p text:style-name="P91"><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255554"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8261495"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3"><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подбивал<text:span text:style-name="T12">-</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8275064" text:continue-numbering="true" text:style-name="диалог">
        <text:list-item>
          <text:p text:style-name="P91">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8271244"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8254025" text:continue-numbering="true" text:style-name="диалог">
        <text:list-item>
          <text:p text:style-name="P83"><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8260503" text:continue-numbering="true" text:style-name="диалог">
        <text:list-item>
          <text:p text:style-name="P83"><text:soft-page-break/><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8262351"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oft-page-break/><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7">*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257201"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text:span><text:span text:style-name="T24">более</text:span><text:span text:style-name="T19">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8258972"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83"><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text:span><text:soft-page-break/><text:span text:style-name="T19">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3"><text:soft-page-break/>* * *</text:p>
      <text:p text:style-name="P3">Стоит отметить, что я когда-то была на месте каждой из них.</text:p>
      <text:p text:style-name="P3">Говоря о девушке Бывшей до меня, <text:span text:style-name="T12">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8250263" text:continue-list="list38271661"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1"/>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7">*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272425" text:continue-list="list38258972" text:style-name="диалог">
        <text:list-item>
          <text:p text:style-name="P83"><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этот аргумент </text:span><text:span text:style-name="T35">достойны</text:span><text:span text:style-name="T33">м</text:span><text:span text:style-name="T35">.</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276705"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3">Идем дальше.</text:p>
      <text:list xml:id="list38251808"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269860" text:continue-numbering="true" text:style-name="диалог">
        <text:list-item>
          <text:p text:style-name="P91"><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254483" text:continue-numbering="true" text:style-name="диалог">
        <text:list-item>
          <text:p text:style-name="P83"><text:soft-page-break/><text:span text:style-name="T19">Я тебе могу так сказать, в свою очередь, что я, как бы, в очередной раз убеждаюсь в том, что </text:span><text:span text:style-name="_30__20_Text"><text:span text:style-name="T22">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text:span><text:span text:style-name="T24">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47">* * *</text:p>
      <text:list xml:id="list38266436"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text:soft-page-break/>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1">«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3">Едем дальше.</text:p>
      <text:list xml:id="list38266855" text:continue-numbering="true" text:style-name="диалог">
        <text:list-item>
          <text:p text:style-name="P91">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8273612" text:continue-numbering="true" text:style-name="диалог">
        <text:list-item>
          <text:p text:style-name="P83"><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1"/>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8255599"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8273152"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7"><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3">Он потерял самообладание в то время, как я была непоколебима. На этой записи он скажет:</text:p>
      <text:list xml:id="list38271632" text:continue-numbering="true" text:style-name="диалог">
        <text:list-item>
          <text:p text:style-name="P91">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8248581"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1">«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3"><text:soft-page-break/>Вот еще несколько его реплик:</text:p>
      <text:list xml:id="list38268906"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8274267"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8250453" text:continue-numbering="true" text:style-name="диалог">
        <text:list-item>
          <text:p text:style-name="P83"><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text:span></text:span><text:span text:style-name="_30__20_Text"><text:span text:style-name="T24">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246385"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7" text:outline-level="2"><text:s/><text:bookmark-start text:name="Glava_22__Gori_v_adu"/>Глава 22. <text:line-break/>Гори в аду<text:bookmark-end text:name="Glava_22__Gori_v_adu"/></text:h>
      <text:p text:style-name="P42">Весна покажет кто где срал.</text:p>
      <text:p text:style-name="P50">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8273331" text:continue-numbering="true" text:style-name="диалог">
        <text:list-item>
          <text:p text:style-name="P91">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очень оооочень очень </text:span><text:span text:style-name="_30__20_Text"><text:span text:style-name="T26">удивилась</text:span></text:span><text:span text:style-name="T19">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8275748" text:continue-numbering="true" text:style-name="диалог">
        <text:list-item>
          <text:p text:style-name="P83"><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8275299"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2">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37">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7">* * *</text:p>
      <text:p text:style-name="P3">На следующий день мне написала ТэТэ на личный номер:</text:p>
      <text:p text:style-name="P3"/>
      <text:p text:style-name="P51"><text:soft-page-break/>«Он в панике по поводу происходящего. И я чувствую себя, отчасти, виноватой. Не знаю что именно ты там прочла, но это несерьезно...</text:p>
      <text:p text:style-name="P5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38256609"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7">*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8256998"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382623511"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7"><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1"><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4">Когда его попытки потрахаться на стороне «</text:span><text:span text:style-name="T1">не увенчались успехом</text:span><text:span text:style-name="T24">», </text:span><text:span text:style-name="T26">и</text:span><text:span text:style-name="T19">менно это он написал нашему общему другу перед тем, как, тогда зимой, вернуть меня.</text:span></text:p>
      <text:p text:style-name="Text_20_body"><text:span text:style-name="T19">Что тут скажешь? Дура-дурой. Но дура поуменла.</text:span></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2">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1">«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text:soft-page-break/>Но вот эта чертова ТТ и переписка... И вот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7" text:outline-level="2"><text:s/><text:bookmark-start text:name="Glava_26__Apofieoz_otnoshienii_s_manipul"/>Глава 23. <text:line-break/>Апофеоз отношений с манипулятором<text:bookmark-end text:name="Glava_26__Apofieoz_otnoshienii_s_manipul"/></text:h>
      <text:p text:style-name="P42">Кто хочет жить, кто весел, кто не тля —</text:p>
      <text:p text:style-name="P42">Готовьте ваши руки к рукопашной!</text:p>
      <text:p text:style-name="P50"><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8">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text:span><text:span text:style-name="T24">смеялся</text:span><text:span text:style-name="T19"> и сказал, что </text:span><text:span text:style-name="T26">т</text:span><text:span text:style-name="_30__20_Text"><text:span text:style-name="T26">ам мне самое место: «Д</text:span></text:span><text:span text:style-name="T26">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265960" text:continue-numbering="true" text:style-name="диалог">
        <text:list-item>
          <text:p text:style-name="P91">Что, ручки из жопы?</text:p>
        </text:list-item>
      </text:list>
      <text:p text:style-name="P3">Или:</text:p>
      <text:list xml:id="list38258715"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47"><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2" text:note-class="footnote"><text:note-citation text:label="**">**</text:note-citation><text:note-body><text:p text:style-name="Footnote"><text:span text:style-name="T7">Фидбек</text:span> (сленг.) - отклик, отзыв, ответная реакция на какое-либо действие или событие.</text:p></text:note-body></text:note> в сообщении:</text:p>
      <text:p text:style-name="P3"/>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3">То есть, скриншот на моей стене с его посланием «Ну шо, кобыла...» - это клевета?! Мой не правдивый аргумент?..<text:span text:style-name="T45">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19">Я решила, пусть все это видят. Ведь он же считает свое поведение нормальным. Ну так, зачем прятаться в моей личке</text:span><text:span text:style-name="T19"><text:note text:id="ftn25" text:note-class="footnote"><text:note-citation text:label="*">*</text:note-citation><text:note-body><text:p text:style-name="Footnote"><text:span text:style-name="T7">Личка</text:span> (сленг.) - термин, который означает личные сообщения, используется в форумах, блогах и соц-сетях.</text:p></text:note-body></text:note></text:span><text:span text:style-name="T19"> — айда на </text:span><text:span text:style-name="_32__20_Text"><text:span text:style-name="T27">сцену... то есть на </text:span></text:span><text:span text:style-name="T19">стену</text:span><text:span text:style-name="T19"><text:note text:id="ftn26"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19">!</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3"><text:soft-page-break/>* * *</text:p>
      <text:p text:style-name="P3">Что теперь?</text:p>
      <text:p text:style-name="Text_20_body"><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span></text:p>
      <text:list xml:id="list38262218" text:continue-list="list38250263" text:style-name="список_20_перечисление">
        <text:list-item>
          <text:p text:style-name="P105"><text:span text:style-name="T19">вам необходимо осознать, что вами манипулируют (или манипулировали);</text:span></text:p>
        </text:list-item>
        <text:list-item>
          <text:p text:style-name="P105"><text:span text:style-name="T19">избавиться от иллюзий</text:span></text:p>
        </text:list-item>
        <text:list-item>
          <text:p text:style-name="P105"><text:span text:style-name="T19">и зарубить себе на носу, что </text:span><text:span text:style-name="_31__20_Text"><text:span text:style-name="T19">ВЫ НИ В ЧЕМ НЕ ВИНОВАТЫ</text:span></text:span><text:span text:style-name="T19">!</text:span></text:p>
        </text:list-item>
      </text:list>
      <text:p text:style-name="P3">Осознание факта манипуляций даст вам ответ на большинство ваших вопросов, таких, как:</text:p>
      <text:list xml:id="list38247009" text:continue-list="list38258715"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8271978"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0"/>
      <text:p text:style-name="P32"/>
      <text:p text:style-name="P32"/>
      <text:p text:style-name="P32"/>
      <text:h text:style-name="Heading_20_1" text:outline-level="1">Часть 2.<text:line-break/>Справочник</text:h>
      <text:h text:style-name="P77" text:outline-level="2"><text:s/><text:bookmark-start text:name="Glava_25__Priznaki__priiemy_i_protivosto"/>Глава 24. <text:line-break/>Признаки<text:bookmark-end text:name="Glava_25__Priznaki__priiemy_i_protivosto"/> и последствия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6">[</text:span>Миллион<text:span text:style-name="T36">]</text:span> шагов как стать успешным карьеристом, <text:span text:style-name="T36">[</text:span>двести тысяч сто<text:span text:style-name="T36">]</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2">модное направление, под названием «Пикап»</text:span><text:span text:style-name="T12"><text:note text:id="ftn17" text:note-class="footnote"><text:note-citation text:label="*">*</text:note-citation><text:note-body><text:p text:style-name="Footnote"><text:span text:style-name="T7">Пикап</text:span> (от англ. <text:span text:style-name="T36">pick up —</text:span><text:span text:style-name="T12"> цеплять, подцепить</text:span>) <text:span text:style-name="T36">— </text:span><text:span text:style-name="T12">деятельность, направленная на знакомство с целью соблазнения.</text:span></text:p></text:note-body></text:note></text:span><text:span text:style-name="T12">.</text:span></text:p>
      <text:p text:style-name="Text_20_body"><text:span text:style-name="T12">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3">поиметь.</text:span></text:p>
      <text:p text:style-name="P27"><text:soft-page-break/>Главная цель пикапа — зацепить девушку. Начиная с банального:</text:p>
      <text:list xml:id="list38248663" text:continue-numbering="true" text:style-name="диалог">
        <text:list-item>
          <text:p text:style-name="P116">Вашей маме зять не нужен?</text:p>
        </text:list-item>
      </text:list>
      <text:p text:style-name="P27">И заканчивая какими-то более экстравагантными:</text:p>
      <text:list xml:id="list38276920"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7">Это будет фраза, которая может зацепить.</text:p>
      <text:p text:style-name="P2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256524" text:continue-numbering="true" text:style-name="диалог">
        <text:list-item>
          <text:p text:style-name="P116">Что-то тут сегодня мало народа...</text:p>
        </text:list-item>
      </text:list>
      <text:p text:style-name="P27">Однако «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38257498" text:continue-numbering="true" text:style-name="диалог">
        <text:list-item>
          <text:p text:style-name="P116">Привет.</text:p>
        </text:list-item>
      </text:list>
      <text:p text:style-name="P27">Достаточно спокойно и ненавязчиво, как будто бы обознался. Ответите вы или нет — ему не важно. Он уже задает вопрос:</text:p>
      <text:list xml:id="list38249482" text:continue-numbering="true" text:style-name="диалог">
        <text:list-item>
          <text:p text:style-name="P116">Ты одна тут?</text:p>
        </text:list-item>
      </text:list>
      <text:p text:style-name="P27">И вы говорите, мол:</text:p>
      <text:list xml:id="list38272609"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7">На что он отвечает:</text:p>
      <text:list xml:id="list38271001" text:continue-numbering="true" text:style-name="диалог">
        <text:list-item>
          <text:p text:style-name="P116">Ну ее же сейчас нет. Выйдем на минутку. Поговорить надо...</text:p>
        </text:list-item>
      </text:list>
      <text:p text:style-name="P27">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8254317" text:continue-numbering="true" text:style-name="диалог">
        <text:list-item>
          <text:p text:style-name="P116">Ну? Ты идешь?</text:p>
        </text:list-item>
      </text:list>
      <text:p text:style-name="P27">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7">Вот еще один пример с моего личного опыта. Однажды вечером мне звонит знакомый, поведение которого явно говорит о том, что я ему нравлюсь:</text:p>
      <text:list xml:id="list38265835" text:continue-numbering="true" text:style-name="диалог">
        <text:list-item>
          <text:p text:style-name="P116">Привет! Я тут рядом. Кофе не хочешь? Да? Нет? Давай быстрей? Ну? Так что?..</text:p>
        </text:list-item>
      </text:list>
      <text:p text:style-name="P27">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7">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7">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7">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7">Его реакция была удивительной, а именно:</text:p>
      <text:list xml:id="list38246449" text:continue-numbering="true" text:style-name="диалог">
        <text:list-item>
          <text:p text:style-name="P83"><text:span text:style-name="T16">Яна, блять, что ты от меня хочешь?..</text:span></text:p>
        </text:list-item>
      </text:list>
      <text:p text:style-name="Text_20_body"><text:span text:style-name="T16">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span></text:p>
      <text:p text:style-name="Text_20_body"><text:span text:style-name="T16">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span></text:p>
      <text:p text:style-name="Text_20_body"><text:span text:style-name="T16">Отказ? Да, собственно и предложений никаких не было... так на что же все-таки обиделся? А я вам скажу — </text:span><text:soft-page-break/><text:span text:style-name="T16">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7">Во всех случаях пикапер нарушает ваши личные границы. Да, звучит слишком феминистично, но что же тут поделаешь?! Задайте себе вопрос:</text:p>
      <text:list xml:id="list38249099" text:continue-numbering="true" text:style-name="диалог">
        <text:list-item>
          <text:p text:style-name="P116">Комфортно мне, или нет?</text:p>
        </text:list-item>
      </text:list>
      <text:p text:style-name="P27">Должно быть комфортно.</text:p>
      <text:p text:style-name="P27">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7">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7">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7">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7">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8">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2">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3">завести от</text:span><text:soft-page-break/><text:span text:style-name="T13">ношения</text:span><text:span text:style-name="T12"> с понравившейся девушкой. Правда, только на Западе. У нас пока еще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3525934520396122743" text:style-name="L3">
        <text:list-header>
          <text:p text:style-name="P81"><text:s/>— А это как?</text:p>
          <text:p text:style-name="P81"><text:s/>— Я тебя трахну, и ты исчезнешь.»</text:p>
        </text:list-header>
      </text:list>
      <text:p text:style-name="P41">Филипп Богачев, «Секреты уличных знакомств»</text:p>
      <text:p text:style-name="P24"/>
      <text:p text:style-name="P24">Или вот еще один «замечательный» отрывок из той же книги:</text:p>
      <text:p text:style-name="P58">«... У нас заготовлена термоядерная дубинка, чтобы при случае, настучать девушке по голове за плохое поведение...</text:p>
      <text:p text:style-name="P58">Примеры:</text:p>
      <text:p text:style-name="Цитата_20__2b__20_автор"><text:span text:style-name="T12">— У тебя очень красивые волосы. Особенно в ушах.</text:span></text:p>
      <text:p text:style-name="Цитата_20__2b__20_автор"><text:span text:style-name="T12">— У тебя замечательная походка. Особенно когда стоишь.</text:span></text:p>
      <text:p text:style-name="P58">— У тебя такая легкая и грациозная походка! Стук копыт почти не слышен.</text:p>
      <text:p text:style-name="Цитата_20__2b__20_автор"><text:span text:style-name="T12">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2"><text:note text:id="ftn27" text:note-class="footnote"><text:note-citation text:label="*">*</text:note-citation><text:note-body><text:p text:style-name="Footnote">Стёб — шутка над собеседником с элементами сарказма и иронии.</text:p></text:note-body></text:note></text:span><text:span text:style-name="T12"> в ответ над тобой, до</text:span><text:span text:style-name="T18"> совершенно неправильного, по моему мнению, удара левой снизу...</text:span><text:span text:style-name="T12">»</text:span></text:p>
      <text:p text:style-name="P41">Филипп Богачев, «Секреты уличных знакомств»</text:p>
      <text:p text:style-name="P24"><text:soft-page-break/></text:p>
      <text:p text:style-name="P24">«Совершенно неправильным» поведением, как вы понимаете, автор называет вполне логичную реакцию «объекта» на грубости...</text:p>
      <text:p text:style-name="P24">Не могу удержаться и не вставить еще одну цитату того же автора. Это аннотация к книге:</text:p>
      <text:p text:style-name="P58"/>
      <text:p text:style-name="Цитата_20__2b__20_автор"><text:span text:style-name="T12">«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2"> женщины...»</text:span></text:p>
      <text:p text:style-name="P41">Филипп Богачев, «Пикап. Самоучитель по соблазнению»</text:p>
      <text:p text:style-name="P41"/>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4">К чему я веду?</text:p>
      <text:p text:style-name="P24">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2">Собственно, и того, и другого Пикап учит вести себя с женщинами </text:span><text:span text:style-name="T16">правильно</text:span><text:span text:style-name="T12"> для эффективного </text:span><text:span text:style-name="T13">результата</text:span><text:span text:style-name="T12">, </text:span><text:soft-page-break/><text:span text:style-name="T12">предлагая массу техник и обучая самым разнообразным навыкам.</text:span></text:p>
      <text:p text:style-name="P24">Так вот психопата учить не надо. Он понимает человеческую природу априори, очень тонко и достаточно быстр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4">Предлагаю вашему вниманию список и краткую характеристику расстройств, где имеют место манипулятивные действия.</text:p>
      <text:h text:style-name="P76" text:outline-level="4">Общие диагностические критерии расстройств личности</text:h>
      <text:p text:style-name="P30">Существует несколько видов расстройств личности. Они могут быть сгруппированы в одну из трех групп-кластеров:</text:p>
      <text:list xml:id="list2318900062926071764" text:style-name="List_20_2">
        <text:list-item>
          <text:p text:style-name="P127">Кластер <text:span text:style-name="T36">A</text:span><text:span text:style-name="T8">:</text:span></text:p>
          <text:list>
            <text:list-item>
              <text:p text:style-name="P129">Параноидное;</text:p>
            </text:list-item>
            <text:list-item>
              <text:p text:style-name="P129">Шизоидное;</text:p>
            </text:list-item>
            <text:list-item>
              <text:p text:style-name="P126"><text:span text:style-name="T8">Шизотипическое.</text:span></text:p>
              <text:p text:style-name="P126"><text:span text:style-name="T8">Для лиц с расстройствами кластера </text:span><text:span text:style-name="T40">A</text:span><text:span text:style-name="T8"> характерны трудности, связанные с взаимодействием с окружающими.</text:span></text:p>
              <text:p text:style-name="P126"><text:span text:style-name="T18">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6"><text:span text:style-name="T7">Кластер </text:span><text:span text:style-name="T41">B</text:span><text:span text:style-name="T8">:</text:span></text:p>
          <text:list>
            <text:list-item>
              <text:p text:style-name="P129">Антисоциальное;</text:p>
            </text:list-item>
            <text:list-item>
              <text:p text:style-name="P129">Пограничное;</text:p>
            </text:list-item>
            <text:list-item>
              <text:p text:style-name="P129">Истерическое;</text:p>
            </text:list-item>
            <text:list-item>
              <text:p text:style-name="P129">Нарциссическое.</text:p>
              <text:p text:style-name="P126"><text:span text:style-name="T8">Лица с расстройствами кластера </text:span><text:span text:style-name="T40">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text:soft-page-break/>Их эмоциональное состояние описывается, как драматическое, тревожное, непредсказуемое и нестабильное.</text:p>
            </text:list-item>
          </text:list>
        </text:list-item>
        <text:list-item>
          <text:p text:style-name="P141"><text:span text:style-name="T12">Кластер </text:span><text:span text:style-name="T36">C</text:span><text:span text:style-name="T18">:</text:span></text:p>
          <text:list>
            <text:list-item>
              <text:p text:style-name="P142">Избегающее;</text:p>
            </text:list-item>
            <text:list-item>
              <text:p text:style-name="P142">Зависимое;</text:p>
            </text:list-item>
            <text:list-item>
              <text:p text:style-name="P142">Обсессивно-компульсивное.</text:p>
              <text:p text:style-name="P141"><text:span text:style-name="T18">Лица с расстройствами кластера </text:span><text:span text:style-name="T40">C </text:span><text:span text:style-name="T18">испытывают чувства тревоги и страха, которые их </text:span><text:span text:style-name="T18">подавляют, и с которыми они постоянно борются.</text:span></text:p>
              <text:p text:style-name="P142">Их поведение описывается, как антиобщественное, <text:s/>замкнутое, неуверенное и чрезвычайно чувствительное.</text:p>
              <text:p text:style-name="P142">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2">ый</text:span> период характер только формируется, и<text:span text:style-name="T12">,</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8257452" text:continue-list="list38275670" text:style-name="List_20_1">
        <text:list-item text:start-value="1">
          <text:p text:style-name="P139">заметная дисгармония в поведении:</text:p>
          <text:list>
            <text:list-item>
              <text:p text:style-name="P140">аффективность<text:note text:id="ftn18" text:note-class="footnote"><text:note-citation text:label="*">*</text:note-citation><text:note-body><text:p text:style-name="Footnote"><text:span text:style-name="T7">Аффективность</text:span> (<text:span text:style-name="T1">от лат. </text:span><text:span text:style-name="T37">affectus —</text:span><text:span text:style-name="T13">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2">вышеперечисленных </text:span>личностных нарушений, определяется также и <text:span text:style-name="T7">степень тяжести расстройства</text:span>:</text:p>
      <text:list xml:id="list1798654612164558277" text:style-name="List_20_3">
        <text:list-item>
          <text:p text:style-name="P130">отсутствие расстройства личности и существенных критериев личностного расстройства;</text:p>
        </text:list-item>
        <text:list-item>
          <text:p text:style-name="P130">личностное затруднение:</text:p>
          <text:p text:style-name="P130">наличие подпороговых критериев одного или нескольких расстройств личности;</text:p>
        </text:list-item>
        <text:list-item>
          <text:p text:style-name="P130">простое расстройство личности:</text:p>
          <text:p text:style-name="P130">наличие существенных критериев одного или нескольких расстройств в рамках одного кластера;</text:p>
        </text:list-item>
        <text:list-item>
          <text:p text:style-name="P130">сложное (диффузное) расстройство личности:</text:p>
          <text:p text:style-name="P130">наличие существенных критериев одного или нескольких расстройств личности в рамках нескольких кластеров;</text:p>
        </text:list-item>
        <text:list-item>
          <text:p text:style-name="P130">тяжелое расстройство личности:</text:p>
          <text:p text:style-name="P130"><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0"/>
      <text:p text:style-name="P31">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8257334" text:continue-list="list38262218" text:style-name="список_20_перечисление">
        <text:list-item>
          <text:p text:style-name="P105">компенсация негативных проявлений;</text:p>
        </text:list-item>
        <text:list-item>
          <text:p text:style-name="P105">адаптация к обществу;</text:p>
        </text:list-item>
        <text:list-item>
          <text:p text:style-name="P105">снижение уровня тревожности;</text:p>
        </text:list-item>
        <text:list-item>
          <text:p text:style-name="P105">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6" text:outline-level="4">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38272658" text:continue-numbering="true" text:style-name="список_20_перечисление">
        <text:list-item>
          <text:p text:style-name="P123">чрезмерная чувствительность к неудачам и отказам;</text:p>
        </text:list-item>
        <text:list-item>
          <text:p text:style-name="P123">постоянное недовольство окружающими, неумение прощать оскорбления, причинение ущерба, высокомерное поведение;</text:p>
        </text:list-item>
        <text:list-item>
          <text:p text:style-name="P123">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3">воинственно-щепетильное, не соответствующее фактической ситуации отношение к вопросам, связанным с правами личности;</text:p>
        </text:list-item>
        <text:list-item>
          <text:p text:style-name="P123">возобновляющиеся неоправданные подозрения в неверности сексуального партнера;</text:p>
        </text:list-item>
        <text:list-item>
          <text:p text:style-name="P123">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2">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2">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3">отрицает</text:span><text:span text:style-name="T16"> в своей голове собственные непристойные мысли, а затем </text:span><text:span text:style-name="T13">проецирует</text:span><text:span text:style-name="T16">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6">Немаловажной особенностью такого поведения является то, что он </text:span><text:span text:style-name="T12">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P24">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2">Параноидное поведение: </text:span><text:span text:style-name="T13">С кем</text:span><text:span text:style-name="T12"> ты мне изменила?</text:span></text:p>
      <text:p text:style-name="Text_20_body"><text:span text:style-name="T12">Параноик подозревает своего партнера в неверности. Правда это или нет, он </text:span><text:span text:style-name="T13">настаивает</text:span><text:span text:style-name="T12"> на факте измены, пытаясь узнать с кем. В данном случае уверенность в том, что ему изменили не подразумевает его ошибочное суждение.</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2">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1"><text:span text:style-name="T12">Важно: </text:span><text:span text:style-name="T18">паранойя, параноидный психоз, параноидная шизофрения и шизофрения к данному расстройству</text:span><text:span text:style-name="T12"> </text:span><text:span text:style-name="T18">не от</text:span><text:soft-page-break/><text:span text:style-name="T18">носится! Может выступать предвестником шизофрении и бредовых расстройств.</text:span></text:p>
      <text:h text:style-name="P76" text:outline-level="4">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8256517"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5"><text:soft-page-break/>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9"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30"><text:span text:style-name="T12">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3"><text:note text:id="ftn20"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2">).</text:span></text:p>
      <text:p text:style-name="P2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етающихся с (сухим) прагматизмом.</text:p>
      <text:p text:style-name="P25"><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з-за постоянного дистанцирования пациента от доктора.</text:p>
      <text:p text:style-name="P31"><text:span text:style-name="T12">Важно:</text:span><text:span text:style-name="T18">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6" text:outline-level="4">Диссоциальное расстройство личности</text:h>
      <text:p text:style-name="P25"><text:span text:style-name="T7"><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269767"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1" text:note-class="footnote"><text:note-citation text:label="*">*</text:note-citation><text:note-body><text:p text:style-name="P73">Фрустация<text:span text:style-name="T8"> (</text:span><text:span text:style-name="T3">от лат. </text:span><text:span text:style-name="T38">f</text:span><text:span text:style-name="T3">rustratio</text:span><text:span text:style-name="T38"> —</text:span><text:span text:style-name="T14"> обман, тщетное ожидание</text:span><text:span text:style-name="T8">) </text:span><text:span text:style-name="T40">—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5"><text:soft-page-break/><text:span text:style-name="T18">в</text:span> качестве дополнительного признака может выступать постоянная раздражительность и нетерпеливость.</text:p>
        </text:list-item>
      </text:list>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5">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однако игнорируют их осознанно.</text:p>
      <text:p text:style-name="P30">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2"> Также они плохо умеют контролировать собственную импульсивность.</text:span></text:p>
      <text:p text:style-name="P30">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38254504" text:continue-list="list38257452" text:style-name="List_20_1">
        <text:list-item text:start-value="1">
          <text:p text:style-name="P128">Латентный или пассивный социопат.</text:p>
          <text:p text:style-name="P131">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1">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8">Активный социопат.</text:p>
          <text:p text:style-name="P131">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17</dc:date><text:p text:style-name="P148"><text:span text:style-name="T56">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1">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8">:</text:span></text:p>
      <text:p text:style-name="P25">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2">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6"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256977" text:continue-list="list38269767"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678888516016500138" text:style-name="List_20_4">
        <text:list-item>
          <text:p text:style-name="P124">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2"><text:span text:style-name="T18">склонность к сексуальной распущенности</text:span><text:span text:style-name="T40">.</text:span></text:p>
            </text:list-item>
          </text:list>
          <text:p text:style-name="P132"><text:span text:style-name="T18">Сильная эмоциональная возбудимость, проявляющаяся с детского возраста — истерики, озлобленность, </text:span><text:soft-page-break/><text:span text:style-name="T18">выражение протеста на воспитательные меры. Таких детей обычно называют трудными.</text:span></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4">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2"><text:soft-page-break/>Из-за склонности к внушаемости и фантазированию, сферы его интересов постоянно меняются.</text:p>
          <text:p text:style-name="P132"><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18">Склонность к зависимости также может быть серьезной проблемой пограничного типа. Демонстрируя привязанность, такой человек </text:span><text:span text:style-name="T18">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2">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76" text:outline-level="4">Истерическое расстройство личности</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272743" text:continue-list="list38256977"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263209" text:continue-numbering="true" text:style-name="список_20_перечисление">
        <text:list-item>
          <text:p text:style-name="P105">«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5">«сексуализация» <text:span text:style-name="T18">—</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05">«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5">Для истероидов характерна неустойчивость самооценки.</text:p>
      <text:p text:style-name="P25">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0"/>
      <text:h text:style-name="P76" text:outline-level="4">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5267830034534161232" text:style-name="List_20_5">
        <text:list-item>
          <text:p text:style-name="P118">Значительные нарушения функционирования личности:</text:p>
          <text:list>
            <text:list-item>
              <text:p text:style-name="P133"><text:span text:style-name="T15">Нарушения в собственном функционировании</text:span></text:p>
              <text:p text:style-name="P137"><text:span text:style-name="T40">(a </text:span><text:span text:style-name="T18">или </text:span><text:span text:style-name="T40">b)</text:span><text:span text:style-name="T39">:</text:span></text:p>
              <text:list>
                <text:list-item>
                  <text:p text:style-name="P118">Идеинтичность.</text:p>
                  <text:p text:style-name="P118">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8">Неадекватная самооценка, которая может быть завышенной или заниженной, которая колеблется между крайностями.</text:p>
                  <text:p text:style-name="P118">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8">Опора на себя.</text:p>
                  <text:p text:style-name="P118">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8">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8">Зачастую не осознает собственных мотивов.</text:p>
                </text:list-item>
              </text:list>
            </text:list-item>
            <text:list-item>
              <text:p text:style-name="P125"><text:span text:style-name="T6">Нарушения в межперсональном функционировании</text:span></text:p>
              <text:p text:style-name="P125"><text:span text:style-name="T38">(a </text:span><text:span text:style-name="T3">или </text:span><text:span text:style-name="T38">b)</text:span><text:span text:style-name="T39">:</text:span></text:p>
              <text:list>
                <text:list-item>
                  <text:p text:style-name="P118">Отсутствие эмпатии.</text:p>
                  <text:p text:style-name="P118">Нарушенная способность признавать чувства других людей или идентифицировать себя с их чувствами.</text:p>
                  <text:p text:style-name="P118">Чрезмерно настроены на реакции других, но только если эти реакции имеют к нему отношение.</text:p>
                  <text:p text:style-name="P118">Переоценка или недооценка собственного влияния на других.</text:p>
                </text:list-item>
                <text:list-item>
                  <text:p text:style-name="P118">Близость.</text:p>
                  <text:p text:style-name="P118">Считает, что отношения нужны для «обслуживания» его самооценки.</text:p>
                  <text:p text:style-name="P118">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8">Патологические черты личности в следующих областях:</text:p>
          <text:list>
            <text:list-item>
              <text:p text:style-name="P118"><text:soft-page-break/>Антагонизм (соперничество и соревнование), характеризующийся:</text:p>
              <text:list>
                <text:list-item>
                  <text:p text:style-name="P118">Грандиозностью.</text:p>
                  <text:p text:style-name="P118">Явное или скрытое чувство, что ему все должны.</text:p>
                  <text:p text:style-name="P118">Эгоцентризм, уверенность в собственном превосходстве.</text:p>
                  <text:p text:style-name="P118">Снисходительное отношение к другим.</text:p>
                </text:list-item>
                <text:list-item>
                  <text:p text:style-name="P118">Привлечение внимания.</text:p>
                  <text:p text:style-name="P118">Чрезмерные попытки привлечь внимание других и быть в центе внимания.</text:p>
                  <text:p text:style-name="P118">Поиск восхищения.</text:p>
                </text:list-item>
              </text:list>
            </text:list-item>
          </text:list>
        </text:list-item>
        <text:list-item>
          <text:p text:style-name="P118">Вышеперечисленные личностные нарушения стабильны во времени и проявляются в разных жизненных ситуациях.</text:p>
        </text:list-item>
        <text:list-item>
          <text:p text:style-name="P118">Вышеперечисленные личностные нарушения не соответствуют культурной среде.</text:p>
        </text:list-item>
        <text:list-item>
          <text:p text:style-name="P118">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4"><text:span text:style-name="T6">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8">В наше время нарциссическим личностям очень тяжело, в связи с информационной средой, которая нас окружает.</text:p>
      <text:p text:style-name="P24"><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5">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5">мневается и в </text:span><text:span text:style-name="T15">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5">Нарцисс, в силу своего патологического себялюбия, не станет зарабатывать уважение у </text:span><text:span text:style-name="T51">«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29"><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7">Важно:</text:span><text:span text:style-name="T15">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6" text:outline-level="4">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38266190" text:continue-list="list38263209" text:style-name="список_20_перечисление">
        <text:list-item>
          <text:p text:style-name="P119">необоснованная критика или презрение по отношению к собеседнику;</text:p>
        </text:list-item>
        <text:list-item>
          <text:p text:style-name="P119">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9">конфликтность, раздражительность и упрямство при необходимости выполнять нежелательные задачи;</text:p>
        </text:list-item>
        <text:list-item>
          <text:p text:style-name="P119">намеренно плохая или медленная работа при выполнении нежелательных задач;</text:p>
        </text:list-item>
        <text:list-item>
          <text:p text:style-name="P119">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9">избегающее поведение при выполнении обязательств, которое оправдывается забывчивостью;</text:p>
        </text:list-item>
        <text:list-item>
          <text:p text:style-name="P119">препятствование усилиям других за счет невыполнения своей части работы (если речь идет командной работе).</text:p>
        </text:list-item>
      </text:list>
      <text:p text:style-name="P28">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5">Поведение такой личности характеризуется установкой на </text:span><text:span text:style-name="T14">скрытый</text:span><text:span text:style-name="T15"> протест и </text:span><text:span text:style-name="T14">пассивное</text:span><text:span text:style-name="T15"> сопротивление руководству, за которым находится агрессия. Коммуникативное поведение у больных носит враждебно-подчиненный характер.</text:span></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Негативная реакция окружающих на свои жалобы является для них субъективным подтверждением обоснованности их пессимизма и негатива.</text:p>
      <text:p text:style-name="P28"><text:soft-page-break/>Возможен шантаж суицидом, но он редко сопровождается суицидальными попытками.</text:p>
      <text:p text:style-name="P31"><text:span text:style-name="T16">Терапия для лиц с пассивно-агрессивным расстройством личности </text:span><text:span text:style-name="T15">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требованиям пациента со стороны терапевта антитерапевтичны, а отказ уступать угрожает потерей контакта.</text:p>
      <text:p text:style-name="P28"/>
      <text:p text:style-name="P59"><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8"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text:span text:style-name="T19">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хороши, тем самым поддерживаете его нарциссический выбор, его образ. Все просто.</text:p>
      <text:p text:style-name="P19">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9">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3"><text:span text:style-name="T47">Абьюзер выбирает в жертвы личность, </text:span><text:span text:style-name="_30__20_Text"><text:span text:style-name="T45">которой хотел бы быть сам</text:span></text:span><text:span text:style-name="T47">.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5">делая из вас — такого же, как он</text:span></text:span><text:span text:style-name="T47">.</text:span></text:p>
      <text:p text:style-name="P46">* * *</text:p>
      <text:p text:style-name="P19">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19"><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9">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9">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9">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5">*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9">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9"><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9">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9">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9">Если на эти «одинаковые» вопросы он отвечает по-разному — он врет.</text:p>
      <text:p text:style-name="P19">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9">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251356" text:continue-list="list38249099" text:style-name="диалог">
        <text:list-item>
          <text:p text:style-name="P110">Ты просто его не знаешь! — ответила я.</text:p>
        </text:list-item>
      </text:list>
      <text:p text:style-name="P20"><text:soft-page-break/>И, как вы понимаете, я ошиблась.</text:p>
      <text:p text:style-name="P49">*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9">Давайте вспомним ранее описанный диалог, где я задаю своему бывшему парню вопрос:</text:p>
      <text:list xml:id="list38250551" text:continue-numbering="true" text:style-name="диалог">
        <text:list-item>
          <text:p text:style-name="P109">Есть ли что-то, что я должна знать?..</text:p>
        </text:list-item>
      </text:list>
      <text:p text:style-name="P19">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266575" text:continue-numbering="true" text:style-name="диалог">
        <text:list-item>
          <text:p text:style-name="P109">Ты вокруг меня плетешь какую-то западню...</text:p>
        </text:list-item>
      </text:list>
      <text:p text:style-name="P19">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9">В последствии, задавая вопросы, намекая и уточняя, я получала все новые ответы:</text:p>
      <text:list xml:id="list38266112" text:continue-numbering="true" text:style-name="диалог">
        <text:list-item>
          <text:p text:style-name="P109">Я ничего такого не делал...</text:p>
        </text:list-item>
        <text:list-item>
          <text:p text:style-name="P109"><text:soft-page-break/>Каждый справляется с болью по разному...</text:p>
        </text:list-item>
        <text:list-item>
          <text:p text:style-name="P109">Я был на четырех свиданиях...</text:p>
        </text:list-item>
        <text:list-item>
          <text:p text:style-name="P109">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6">*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0">Поговорим об интуиции.</text:p>
      <text:p text:style-name="P19"><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8268977" text:continue-numbering="true" text:style-name="диалог">
        <text:list-header>
          <text:p text:style-name="P113">«Что важнее — интуиция или же все-таки логика?»</text:p>
        </text:list-header>
      </text:list>
      <text:p text:style-name="P20"><text:soft-page-break/>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9"><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265411" text:continue-numbering="true" text:style-name="диалог">
        <text:list-item>
          <text:p text:style-name="P110">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Так-то.</text:p>
      <text:p text:style-name="P20">Стало быть, первое и самое главное правило — если кажется, то не кажется! Не пытайтесь оправдывать свои опасения.</text:p>
      <text:p text:style-name="P46"><text:soft-page-break/>*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9">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9">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9"><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19">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9">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5">Человек, </text:span><text:span text:style-name="_30__20_Text"><text:span text:style-name="T45">вспоминая</text:span></text:span><text:span text:style-name="T45">,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5">Человек, который </text:span><text:span text:style-name="_30__20_Text"><text:span text:style-name="T47">пытается</text:span></text:span><text:span text:style-name="_30__20_Text"><text:span text:style-name="T45"> придумать</text:span></text:span><text:span text:style-name="T4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9">Он спрячет от вас взгляд, но будет стараться говорить как можно убедительнее, рассуждая в слух.</text:p>
      <text:p text:style-name="P19">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9">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7"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причин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text:soft-page-break/>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9">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text:soft-page-break/>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8"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249048"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9">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8267823" text:continue-numbering="true" text:style-name="диалог">
        <text:list-item>
          <text:p text:style-name="P91">Мне это нравится? — Нет.</text:p>
        </text:list-item>
        <text:list-item>
          <text:p text:style-name="P91"><text:soft-page-break/>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8260121"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247945" text:continue-numbering="true" text:style-name="диалог">
        <text:list-item>
          <text:p text:style-name="P91">Ты что, хочешь сказать, что я сумасшедшая?!</text:p>
        </text:list-item>
      </text:list>
      <text:p text:style-name="P43">*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8"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271583" text:continue-numbering="true" text:style-name="диалог">
        <text:list-item>
          <text:p text:style-name="P109"><text:soft-page-break/>И это, по твоему, проблема? Ты действительно считаешь, что из-за этого стоит ссориться?</text:p>
        </text:list-item>
      </text:list>
      <text:p text:style-name="P19">И вот вы уже говорите о том, что не хотите ругаться, а просто пытаетесь решить семейный вопрос — он спрыгнул с темы.</text:p>
      <text:list xml:id="list38251485" text:continue-numbering="true" text:style-name="диалог">
        <text:list-item>
          <text:p text:style-name="P109">Я не буду разговаривать об этом. Это полный бред! Ты хоть слышишь себя?</text:p>
        </text:list-item>
      </text:list>
      <text:p text:style-name="P19">И вот вы пытаетесь понять, что же «такого» вы сказали не так — он спрыгнул с темы.</text:p>
      <text:list xml:id="list38270355" text:continue-numbering="true" text:style-name="диалог">
        <text:list-item>
          <text:p text:style-name="P109">В смысле?</text:p>
        </text:list-item>
      </text:list>
      <text:p text:style-name="P19">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8250711"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8247688"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8"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246635" text:continue-numbering="true" text:style-name="диалог">
        <text:list-item>
          <text:p text:style-name="P83"><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9">Противостояние</text:span>:</text:p>
      <text:p text:style-name="P3">Дайте ему понять, что вы заметили эту тактику и раскусили его:</text:p>
      <text:list xml:id="list38261901"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109">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8"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250930"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19">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9">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8"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8277209"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268828"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8275036"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8276598"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272076" text:continue-numbering="true" text:style-name="диалог">
        <text:list-item>
          <text:p text:style-name="P91">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8250447"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8246499"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8" text:outline-level="3"><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8250812"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263587" text:continue-numbering="true" text:style-name="диалог">
        <text:list-item>
          <text:p text:style-name="P91">Ты что, обиделся? На что? На то, что не можешь оказать мне помощь?</text:p>
        </text:list-item>
      </text:list>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8253457"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260119"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8"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8276226"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8274043"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8252373"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8251686"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262918"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8257572"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266754" text:continue-numbering="true" text:style-name="диалог">
        <text:list-item>
          <text:p text:style-name="P91"><text:soft-page-break/>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78" text:outline-level="3"><text:bookmark-start text:name="Vam_riedko_ustupaiut_ili_nie_ustupaiut_v"/>Вам редко уступают или не уступают вообще<text:bookmark-end text:name="Vam_riedko_ustupaiut_ili_nie_ustupaiut_v"/></text:h>
      <text:p text:style-name="P19">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8270962"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8276979"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8270896"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8262574"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8"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19">Пристыдить.</text:span></text:p>
      <text:list xml:id="list38257349" text:continue-numbering="true" text:style-name="диалог">
        <text:list-item>
          <text:p text:style-name="P91">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8250944"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264778"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19"> </text:span></text:span><text:span text:style-name="T19">Отзеркаливание.</text:span></text:p>
      <text:p text:style-name="P3">Пообещайте ему что-то, что ему может очень понравиться, например:</text:p>
      <text:list xml:id="list38274090" text:continue-numbering="true" text:style-name="диалог">
        <text:list-item>
          <text:p text:style-name="P91">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8268223" text:continue-numbering="true" text:style-name="диалог">
        <text:list-item>
          <text:p text:style-name="P91"><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8269524"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8"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246729"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8263870"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8247570"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268397" text:continue-numbering="true" text:style-name="диалог">
        <text:list-item>
          <text:p text:style-name="P91"><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8271237"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8270901"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38273906"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8"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8261187"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8254441"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8266140"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276808"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38260074"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8249162"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38265415"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38259366" text:continue-numbering="true" text:style-name="диалог">
        <text:list-item>
          <text:p text:style-name="P91">Хватит ныть! Сидела бы молча — ничего бы этого не было!..</text:p>
        </text:list-item>
      </text:list>
      <text:p text:style-name="P47">*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3">*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text:span><text:span text:style-name="T19">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8251509"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8259702"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8250133"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8245247"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8277216"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265104"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8"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8249078" text:continue-numbering="true" text:style-name="диалог">
        <text:list-item>
          <text:p text:style-name="P95">Ого, сколько нежности! Всегда бы так!</text:p>
        </text:list-item>
        <text:list-item>
          <text:p text:style-name="P95">Ммм... спасибо, милый! Ты настоящий джентльмен! Если бы еще дома так себя вел, то цены бы тебе не было! На тебе цем!</text:p>
        </text:list-item>
        <text:list-item>
          <text:p text:style-name="P97"><text:span text:style-name="T10">Откуда столько внимания? Или это ты перед друзьями рисуешься?</text:span>!</text:p>
        </text:list-item>
        <text:list-item>
          <text:p text:style-name="P95">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8"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6"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8266777"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8261041"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8251166"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262827"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8268091"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8254421"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7"><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8264536"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6"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8253005"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272556"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8249553"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256459"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8271119"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6"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8262492"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8265754"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253727"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6"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8"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8261063"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8251491"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8"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36"> </text:span><text:span text:style-name="T12">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8251333"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6"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717064768767342760" text:style-name="L4">
        <text:list-item>
          <text:p text:style-name="P134"><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98"><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6"><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6"><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6"><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8"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99635598368566312" text:style-name="L5">
        <text:list-item>
          <text:p text:style-name="P135"><text:span text:style-name="T19">в то время, как вы болеете и вам остро необходима помощь вашего партнера, он, </text:span><text:span text:style-name="T19">например, едет на рыбалку на выходные, оставляя вас в полной беспомощности;</text:span></text:p>
        </text:list-item>
        <text:list-item>
          <text:p text:style-name="P9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99">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99"><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99">абьюзер считает, что у вас лишний вес и заставляет вас голодать: «Хватит жрать!»;</text:p>
        </text:list-item>
        <text:list-item>
          <text:p text:style-name="P99">абьюзер создает условия, в которых заставляет вас мерзнуть: «Холодно? Приседай — быстрее согреешься!»;</text:p>
        </text:list-item>
        <text:list-item>
          <text:p text:style-name="P99">абьюзер мешает вам спать: «На том свете выспишься!»;</text:p>
        </text:list-item>
        <text:list-item>
          <text:p text:style-name="P99">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8263987" text:continue-list="list38251333"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text:span><text:soft-page-break/><text:span text:style-name="T19">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5">Лично я никогда об этом не задумывалась, но как-то разговорилась с девчонками на эту тему и услышала довольно интересное мнение.</text:p>
      <text:list xml:id="list38265388"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39">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6">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3">*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8259501" text:continue-numbering="true" text:style-name="диалог">
        <text:list-item>
          <text:p text:style-name="P101">Что здесь такого? Я же тебя люблю! А она для меня ничего не значит!</text:p>
        </text:list-item>
        <text:list-item>
          <text:p text:style-name="P101">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8277084" text:continue-numbering="true" text:style-name="диалог">
        <text:list-item>
          <text:p text:style-name="P101">Не имеет значения, что произошло в тот момент, когда люди были, как бы, не вместе...</text:p>
        </text:list-item>
        <text:list-item>
          <text:p text:style-name="P101">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8256363" text:continue-numbering="true" text:style-name="диалог">
        <text:list-item>
          <text:p text:style-name="P101">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8274522"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8244972"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8268816" text:continue-numbering="true" text:style-name="диалог">
        <text:list-item>
          <text:p text:style-name="P101">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8247115"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8252443"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8261333"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3">*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8246547"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8274244"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8"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8266089" text:continue-numbering="true" text:style-name="диалог">
        <text:list-item>
          <text:p text:style-name="P91">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0">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2">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8"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7">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8"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269456"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19">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78"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8252231" text:continue-numbering="true" text:style-name="диалог">
        <text:list-item>
          <text:p text:style-name="P91">Так будет лучше для нас.</text:p>
        </text:list-item>
      </text:list>
      <text:p text:style-name="P3">Или:</text:p>
      <text:list xml:id="list38257996"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3">*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1"/>
      <text:h text:style-name="Heading_20_3" text:outline-level="3">Универсальные способы противостояния манипуляции.</text:h>
      <text:p text:style-name="P22">(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1">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38268975" text:continue-list="list38254504" text:style-name="List_20_1">
        <text:list-item text:start-value="1">
          <text:p text:style-name="P111">Недоверие.</text:p>
          <text:p text:style-name="P112">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1">Избегание источников раздражителя.</text:p>
          <text:p text:style-name="P112">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1">Ирония, подход с юмором.</text:p>
          <text:p text:style-name="P112"><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1">Мнимое непонимание.</text:p>
          <text:p text:style-name="P112">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11">Критичность мышления.</text:p>
          <text:p text:style-name="P112">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1">Возможность выбора.</text:p>
          <text:p text:style-name="P112">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1">Наличие времени на обдумывание.</text:p>
          <text:p text:style-name="P112">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1">Уверенность в себе и больше смелости.</text:p>
          <text:p text:style-name="P112"><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1">Самодостаточность.</text:p>
          <text:p text:style-name="P89"><text:span text:style-name="T49">C </text:span><text:span text:style-name="T46">чувством </text:span><text:span text:style-name="T48">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8266600" text:continue-list="list38257996" text:style-name="диалог">
        <text:list-item>
          <text:p text:style-name="P95">Что это было?</text:p>
        </text:list-item>
        <text:list-item>
          <text:p text:style-name="P95">Почему это произошло со мной?</text:p>
        </text:list-item>
        <text:list-item>
          <text:p text:style-name="P95">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4">*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8245526" text:continue-numbering="true" text:style-name="диалог">
        <text:list-item>
          <text:p text:style-name="P95">Это притянуто за уши;</text:p>
        </text:list-item>
        <text:list-item>
          <text:p text:style-name="P95">Это абсолютная клевета;</text:p>
        </text:list-item>
        <text:list-item>
          <text:p text:style-name="P95">Она все это придумала;</text:p>
        </text:list-item>
        <text:list-item>
          <text:p text:style-name="P95">Это полный бред/абсурд;</text:p>
        </text:list-item>
        <text:list-item>
          <text:p text:style-name="P95">Это не стоит моего внимания;</text:p>
        </text:list-item>
        <text:list-item>
          <text:p text:style-name="P95">Это просто смешно;</text:p>
        </text:list-item>
        <text:list-item>
          <text:p text:style-name="P95">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text:soft-page-break/>веку, то я буду этим очень гордиться. Это будет означать, что мои старания не прошли даром, что этот печальный опыт я получила не просто так.</text:p>
      <text:p text:style-name="P44">*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36">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text:soft-page-break/>и незначительное, такое же великое и важное, такое же бесполезное и необходимое, как и мое.</text:p>
      <text:p text:style-name="P15">Искренне ваша Я. Каминская.</text:p>
      <text:p text:style-name="P63"/>
      <text:p text:style-name="P143">Содержание</text:p>
      <text:p text:style-name="P32"/>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4"><text:soft-page-break/><text:span text:style-name="Default_20_Paragraph_20_Font"><text:span text:style-name="T20"><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 Sans" svg:font-family="'Open Sans', sans-serif"/>
    <style:font-face style:name="OpenSymbol" svg:font-family="OpenSymbol"/>
    <style:font-face style:name="Segoe UI1" svg:font-family="'Segoe UI'" style:font-adornments="Regular"/>
    <style:font-face style:name="Times New Roman1" svg:font-family="'Times New Roman', Times, serif"/>
    <style:font-face style:name="Times New Roman" svg:font-family="'Times New Roman', serif"/>
    <style:font-face style:name="Verdana7" svg:font-family="Verdana, Geneva, Arial, Helvetica, sans-serif"/>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2"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2" style:font-size-asian="11pt" style:language-asian="ru" style:country-asian="RU" style:font-style-asian="normal" style:font-weight-asian="normal" style:font-name-complex="Times New Roman2"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2"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2"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48</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4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06T18:06:41.61</dc:date>
    <meta:editing-cycles>1127</meta:editing-cycles>
    <meta:editing-duration>P29DT10H55M22S</meta:editing-duration>
    <meta:document-statistic meta:table-count="1" meta:image-count="0" meta:object-count="0" meta:page-count="557" meta:paragraph-count="4020" meta:word-count="101261" meta:character-count="63008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